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Arial Unicode MS" svg:font-family="Arial Unicode MS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Kabel Ult BT" svg:font-family="Kabel Ult BT" style:font-family-generic="swiss" style:font-pitch="variable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5208in" text:min-label-width="0.25in" text:list-level-position-and-space-mode="label-alignment">
          <style:list-level-label-alignment text:label-followed-by="listtab" fo:margin-left="0.7708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6041in" text:min-label-width="0.25in" text:list-level-position-and-space-mode="label-alignment">
          <style:list-level-label-alignment text:label-followed-by="listtab" fo:margin-left="2.8541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125in" text:min-label-width="0.25in" text:list-level-position-and-space-mode="label-alignment">
          <style:list-level-label-alignment text:label-followed-by="listtab" fo:margin-left="3.37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6458in" text:min-label-width="0.25in" text:list-level-position-and-space-mode="label-alignment">
          <style:list-level-label-alignment text:label-followed-by="listtab" fo:margin-left="3.8958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1666in" text:min-label-width="0.25in" text:list-level-position-and-space-mode="label-alignment">
          <style:list-level-label-alignment text:label-followed-by="listtab" fo:margin-left="4.4166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ableColumn2" style:family="table-column">
      <style:table-column-properties style:column-width="0.984in" style:use-optimal-column-width="false"/>
    </style:style>
    <style:style style:name="TableColumn3" style:family="table-column">
      <style:table-column-properties style:column-width="1.5791in" style:use-optimal-column-width="false"/>
    </style:style>
    <style:style style:name="TableColumn4" style:family="table-column">
      <style:table-column-properties style:column-width="2.6861in" style:use-optimal-column-width="false"/>
    </style:style>
    <style:style style:name="TableColumn5" style:family="table-column">
      <style:table-column-properties style:column-width="1.8923in" style:use-optimal-column-width="false"/>
    </style:style>
    <style:style style:name="TableColumn6" style:family="table-column">
      <style:table-column-properties style:column-width="0.0041in" style:use-optimal-column-width="false"/>
    </style:style>
    <style:style style:name="Table1" style:family="table" style:master-page-name="MP0">
      <style:table-properties style:width="7.1458in" fo:margin-left="0.0486in" table:align="left"/>
    </style:style>
    <style:style style:name="TableRow7" style:family="table-row">
      <style:table-row-properties style:row-height="0.6597in" style:use-optimal-row-height="false"/>
    </style:style>
    <style:style style:name="TableCell8" style:family="table-cell">
      <style:table-cell-properties fo:border-top="0.0138in solid #000000" fo:border-left="0.0138in solid #000000" fo:border-bottom="none" fo:border-right="0.0138in solid #000000" style:writing-mode="lr-tb" fo:padding-top="0in" fo:padding-left="0.0486in" fo:padding-bottom="0in" fo:padding-right="0.0486in"/>
    </style:style>
    <style:style style:name="P9" style:parent-style-name="Normalny" style:family="paragraph">
      <style:paragraph-properties fo:break-before="page" style:snap-to-layout-grid="false" fo:margin-bottom="0.0833in"/>
    </style:style>
    <style:style style:name="P12" style:parent-style-name="Normalny" style:family="paragraph">
      <style:paragraph-properties fo:margin-bottom="0.0833in"/>
      <style:text-properties style:font-name="Kabel Ult BT" fo:font-weight="bold" style:font-weight-asian="bold" fo:font-size="16pt" style:font-size-asian="16pt"/>
    </style:style>
    <style:style style:name="P13" style:parent-style-name="Normalny" style:family="paragraph">
      <style:paragraph-properties fo:margin-bottom="0.0833in"/>
    </style:style>
    <style:style style:name="TableRow14" style:family="table-row">
      <style:table-row-properties style:row-height="7.6819in" style:use-optimal-row-height="false"/>
    </style:style>
    <style:style style:name="TableCell15" style:family="table-cell">
      <style:table-cell-properties fo:border-top="0.0138in solid #000000" fo:border-left="0.0138in solid #000000" fo:border-bottom="none" fo:border-right="0.0138in solid #000000" style:writing-mode="lr-tb" fo:padding-top="0in" fo:padding-left="0.0486in" fo:padding-bottom="0in" fo:padding-right="0.0486in"/>
    </style:style>
    <style:style style:name="P16" style:parent-style-name="Normalny" style:family="paragraph">
      <style:paragraph-properties style:snap-to-layout-grid="false"/>
      <style:text-properties fo:font-size="8pt" style:font-size-asian="8pt"/>
    </style:style>
    <style:style style:name="P17" style:parent-style-name="Normalny" style:family="paragraph">
      <style:paragraph-properties fo:margin-bottom="0.0833in"/>
      <style:text-properties fo:font-size="8pt" style:font-size-asian="8pt"/>
    </style:style>
    <style:style style:name="P18" style:parent-style-name="Normalny" style:family="paragraph">
      <style:text-properties fo:font-weight="bold" style:font-weight-asian="bold"/>
    </style:style>
    <style:style style:name="P19" style:parent-style-name="Normalny" style:family="paragraph">
      <style:text-properties fo:font-weight="bold" style:font-weight-asian="bold" fo:font-size="14pt" style:font-size-asian="14pt"/>
    </style:style>
    <style:style style:name="T20" style:parent-style-name="Domyślnaczcionkaakapitu" style:family="text">
      <style:text-properties fo:font-weight="bold" style:font-weight-asian="bold" fo:font-size="16pt" style:font-size-asian="16pt"/>
    </style:style>
    <style:style style:name="P21" style:parent-style-name="Normalny" style:family="paragraph">
      <style:paragraph-properties fo:margin-bottom="0.0833in"/>
    </style:style>
    <style:style style:name="P22" style:parent-style-name="Normalny" style:family="paragraph">
      <style:paragraph-properties fo:text-align="end" fo:margin-bottom="0.0833in"/>
    </style:style>
    <style:style style:name="P23" style:parent-style-name="Normalny" style:family="paragraph">
      <style:paragraph-properties fo:text-align="center" fo:margin-bottom="0.0833in"/>
      <style:text-properties fo:font-weight="bold" style:font-weight-asian="bold" fo:font-size="18pt" style:font-size-asian="18pt" style:font-size-complex="18pt"/>
    </style:style>
    <style:style style:name="P24" style:parent-style-name="Normalny" style:family="paragraph">
      <style:paragraph-properties fo:text-align="center"/>
      <style:text-properties style:font-name-complex="Arial" fo:font-weight="bold" style:font-weight-asian="bold" fo:font-size="18pt" style:font-size-asian="18pt" style:font-size-complex="18pt"/>
    </style:style>
    <style:style style:name="P25" style:parent-style-name="Normalny" style:family="paragraph">
      <style:paragraph-properties fo:text-align="center" fo:margin-bottom="0.0833in"/>
      <style:text-properties fo:font-weight="bold" style:font-weight-asian="bold" fo:font-size="14pt" style:font-size-asian="14pt" style:font-size-complex="14pt"/>
    </style:style>
    <style:style style:name="P26" style:parent-style-name="Normalny" style:list-style-name="LFO5" style:family="paragraph">
      <style:paragraph-properties fo:margin-bottom="0.0833in" style:line-height-at-least="0.0694in" fo:margin-left="1.4833in" fo:margin-right="0.0013in">
        <style:tab-stops>
          <style:tab-stop style:type="left" style:position="-0.9833in"/>
          <style:tab-stop style:type="left" style:position="0in"/>
        </style:tab-stops>
      </style:paragraph-properties>
      <style:text-properties fo:font-weight="bold" style:font-weight-asian="bold" fo:font-style="italic" style:font-style-asian="italic" style:font-style-complex="italic" style:font-size-complex="12pt"/>
    </style:style>
    <style:style style:name="P27" style:parent-style-name="Normalny" style:list-style-name="LFO5" style:family="paragraph">
      <style:paragraph-properties fo:margin-bottom="0.0833in" style:line-height-at-least="0.0694in" fo:margin-left="1.4833in" fo:margin-right="0.0013in">
        <style:tab-stops>
          <style:tab-stop style:type="left" style:position="-0.9833in"/>
          <style:tab-stop style:type="left" style:position="0in"/>
        </style:tab-stops>
      </style:paragraph-properties>
      <style:text-properties fo:font-weight="bold" style:font-weight-asian="bold" fo:font-style="italic" style:font-style-asian="italic" style:font-style-complex="italic" style:font-size-complex="12pt"/>
    </style:style>
    <style:style style:name="P28" style:parent-style-name="Normalny" style:list-style-name="LFO5" style:family="paragraph">
      <style:paragraph-properties fo:margin-bottom="0.0833in" style:line-height-at-least="0.0694in" fo:margin-left="1.4833in" fo:margin-right="0.0013in">
        <style:tab-stops>
          <style:tab-stop style:type="left" style:position="-0.9833in"/>
          <style:tab-stop style:type="left" style:position="0in"/>
        </style:tab-stops>
      </style:paragraph-properties>
      <style:text-properties fo:font-weight="bold" style:font-weight-asian="bold" fo:font-style="italic" style:font-style-asian="italic" style:font-style-complex="italic" style:font-size-complex="12pt"/>
    </style:style>
    <style:style style:name="P29" style:parent-style-name="Normalny" style:list-style-name="LFO5" style:family="paragraph">
      <style:paragraph-properties fo:margin-bottom="0.0833in" style:line-height-at-least="0.0694in" fo:margin-left="1.4833in" fo:margin-right="0.0013in">
        <style:tab-stops>
          <style:tab-stop style:type="left" style:position="-0.9833in"/>
          <style:tab-stop style:type="left" style:position="0in"/>
        </style:tab-stops>
      </style:paragraph-properties>
      <style:text-properties fo:font-weight="bold" style:font-weight-asian="bold" fo:font-style="italic" style:font-style-asian="italic" style:font-style-complex="italic" style:font-size-complex="12pt"/>
    </style:style>
    <style:style style:name="P30" style:parent-style-name="Normalny" style:list-style-name="LFO5" style:family="paragraph">
      <style:paragraph-properties fo:margin-bottom="0.0833in" style:line-height-at-least="0.0694in" fo:margin-left="1.4833in" fo:margin-right="0.0013in">
        <style:tab-stops>
          <style:tab-stop style:type="left" style:position="-0.9833in"/>
          <style:tab-stop style:type="left" style:position="0in"/>
        </style:tab-stops>
      </style:paragraph-properties>
      <style:text-properties fo:font-weight="bold" style:font-weight-asian="bold" fo:font-style="italic" style:font-style-asian="italic" style:font-style-complex="italic" style:font-size-complex="12pt"/>
    </style:style>
    <style:style style:name="P31" style:parent-style-name="Normalny" style:list-style-name="LFO5" style:family="paragraph">
      <style:paragraph-properties fo:margin-bottom="0.0833in" style:line-height-at-least="0.0694in" fo:margin-left="1.4833in" fo:margin-right="0.0013in">
        <style:tab-stops>
          <style:tab-stop style:type="left" style:position="-0.9833in"/>
          <style:tab-stop style:type="left" style:position="0in"/>
        </style:tab-stops>
      </style:paragraph-properties>
      <style:text-properties fo:font-weight="bold" style:font-weight-asian="bold" fo:font-style="italic" style:font-style-asian="italic" style:font-style-complex="italic" style:font-size-complex="12pt"/>
    </style:style>
    <style:style style:name="P32" style:parent-style-name="Normalny" style:list-style-name="LFO5" style:family="paragraph">
      <style:paragraph-properties fo:margin-bottom="0.0833in" style:line-height-at-least="0.0694in" fo:margin-left="1.4833in" fo:margin-right="0.0013in">
        <style:tab-stops>
          <style:tab-stop style:type="left" style:position="-0.9833in"/>
          <style:tab-stop style:type="left" style:position="0in"/>
        </style:tab-stops>
      </style:paragraph-properties>
      <style:text-properties fo:font-weight="bold" style:font-weight-asian="bold" fo:font-style="italic" style:font-style-asian="italic" style:font-style-complex="italic" style:font-size-complex="12pt"/>
    </style:style>
    <style:style style:name="P33" style:parent-style-name="Normalny" style:list-style-name="LFO5" style:family="paragraph">
      <style:paragraph-properties fo:margin-bottom="0.0833in" style:line-height-at-least="0.0694in" fo:margin-left="1.4833in" fo:margin-right="0.0013in">
        <style:tab-stops>
          <style:tab-stop style:type="left" style:position="-0.9833in"/>
          <style:tab-stop style:type="left" style:position="0in"/>
        </style:tab-stops>
      </style:paragraph-properties>
      <style:text-properties fo:font-weight="bold" style:font-weight-asian="bold" fo:font-style="italic" style:font-style-asian="italic" style:font-style-complex="italic" style:font-size-complex="12pt"/>
    </style:style>
    <style:style style:name="P34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35" style:parent-style-name="Normalny" style:family="paragraph">
      <style:paragraph-properties fo:text-align="center" fo:margin-bottom="0.0833in" style:line-height-at-least="0.0694in"/>
    </style:style>
    <style:style style:name="T36" style:parent-style-name="Domyślnaczcionkaakapitu" style:family="text">
      <style:text-properties fo:font-weight="bold" style:font-weight-asian="bold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T37" style:parent-style-name="Domyślnaczcionkaakapitu" style:family="text">
      <style:text-properties fo:font-weight="bold" style:font-weight-asian="bold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P38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39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0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1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2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3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4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5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6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7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8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9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0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1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2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3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4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5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6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7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8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9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60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61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138in solid #000000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64" style:parent-style-name="Normalny" style:family="paragraph">
      <style:paragraph-properties style:snap-to-layout-grid="false" fo:text-align="center" fo:margin-bottom="0.0833in"/>
      <style:text-properties fo:font-style="italic" style:font-style-asian="italic" style:font-style-complex="italic" fo:font-size="9pt" style:font-size-asian="9pt" style:font-size-complex="9pt"/>
    </style:style>
    <style:style style:name="TableCell65" style:family="table-cell">
      <style:table-cell-properties fo:border-top="0.0138in solid #000000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66" style:parent-style-name="Normalny" style:family="paragraph">
      <style:paragraph-properties style:snap-to-layout-grid="false" fo:text-align="center" fo:margin-bottom="0.0833in"/>
      <style:text-properties fo:font-style="italic" style:font-style-asian="italic" style:font-style-complex="italic" fo:font-size="9pt" style:font-size-asian="9pt" style:font-size-complex="9pt"/>
    </style:style>
    <style:style style:name="TableCell67" style:family="table-cell">
      <style:table-cell-properties fo:border-top="0.0138in solid #000000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68" style:parent-style-name="Normalny" style:family="paragraph">
      <style:paragraph-properties style:snap-to-layout-grid="false"/>
      <style:text-properties fo:font-weight="bold" style:font-weight-asian="bold" fo:font-style="italic" style:font-style-asian="italic" fo:font-size="9pt" style:font-size-asian="9pt" style:font-size-complex="9pt"/>
    </style:style>
    <style:style style:name="TableCell69" style:family="table-cell">
      <style:table-cell-properties fo:border="0.0138in solid #000000" style:writing-mode="lr-tb" fo:padding-top="0in" fo:padding-left="0.0486in" fo:padding-bottom="0in" fo:padding-right="0.0486in"/>
    </style:style>
    <style:style style:name="P70" style:parent-style-name="Normalny" style:family="paragraph">
      <style:paragraph-properties style:snap-to-layout-grid="false" fo:text-align="center" fo:margin-bottom="0.0833in"/>
      <style:text-properties fo:color="#C0C0C0" fo:font-size="9pt" style:font-size-asian="9pt" style:font-size-complex="9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73" style:parent-style-name="Normalny" style:family="paragraph">
      <style:paragraph-properties style:snap-to-layout-grid="false" fo:text-align="center" fo:margin-bottom="0.0833in"/>
      <style:text-properties fo:font-style="italic" style:font-style-asian="italic" style:font-style-complex="italic" fo:font-size="9pt" style:font-size-asian="9pt" style:font-size-complex="9pt"/>
    </style:style>
    <style:style style:name="TableCell74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75" style:parent-style-name="Normalny" style:family="paragraph">
      <style:paragraph-properties style:snap-to-layout-grid="false" fo:text-align="center" fo:margin-bottom="0.0833in"/>
      <style:text-properties fo:font-style="italic" style:font-style-asian="italic" style:font-style-complex="italic" fo:font-size="9pt" style:font-size-asian="9pt" style:font-size-complex="9pt"/>
    </style:style>
    <style:style style:name="TableCell76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77" style:parent-style-name="Normalny" style:family="paragraph">
      <style:paragraph-properties style:snap-to-layout-grid="false" fo:margin-bottom="0.0833in"/>
      <style:text-properties fo:font-weight="bold" style:font-weight-asian="bold" fo:font-style="italic" style:font-style-asian="italic" fo:font-size="9pt" style:font-size-asian="9pt" style:font-size-complex="9pt"/>
    </style:style>
    <style:style style:name="TableCell78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in" fo:padding-right="0.0486in"/>
    </style:style>
    <style:style style:name="P79" style:parent-style-name="Normalny" style:family="paragraph">
      <style:paragraph-properties style:snap-to-layout-grid="false" fo:text-align="center" fo:margin-bottom="0.0833in"/>
      <style:text-properties fo:color="#C0C0C0" fo:font-size="9pt" style:font-size-asian="9pt" style:font-size-complex="9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82" style:parent-style-name="Normalny" style:family="paragraph">
      <style:paragraph-properties style:snap-to-layout-grid="false" fo:text-align="center" fo:margin-bottom="0.0833in"/>
      <style:text-properties fo:font-style="italic" style:font-style-asian="italic" style:font-style-complex="italic" fo:font-size="9pt" style:font-size-asian="9pt" style:font-size-complex="9pt"/>
    </style:style>
    <style:style style:name="TableCell83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84" style:parent-style-name="Normalny" style:family="paragraph">
      <style:paragraph-properties style:snap-to-layout-grid="false" fo:text-align="center"/>
      <style:text-properties fo:font-style="italic" style:font-style-asian="italic" style:font-style-complex="italic" fo:font-size="9pt" style:font-size-asian="9pt" style:font-size-complex="9pt"/>
    </style:style>
    <style:style style:name="TableCell85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86" style:parent-style-name="Normalny" style:family="paragraph">
      <style:paragraph-properties style:snap-to-layout-grid="false" fo:margin-bottom="0.0833in"/>
      <style:text-properties fo:font-weight="bold" style:font-weight-asian="bold" fo:font-style="italic" style:font-style-asian="italic" fo:font-size="9pt" style:font-size-asian="9pt" style:font-size-complex="9pt"/>
    </style:style>
    <style:style style:name="TableCell87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in" fo:padding-right="0.0486in"/>
    </style:style>
    <style:style style:name="P88" style:parent-style-name="Normalny" style:family="paragraph">
      <style:paragraph-properties style:snap-to-layout-grid="false" fo:text-align="center" fo:margin-bottom="0.0833in"/>
      <style:text-properties fo:color="#C0C0C0" fo:font-size="9pt" style:font-size-asian="9pt" style:font-size-complex="9pt"/>
    </style:style>
    <style:style style:name="S1" style:family="section">
      <style:section-properties fo:margin-left="0in" fo:margin-right="0in" style:writing-mode="lr-tb"/>
    </style:style>
    <style:style style:name="P89" style:parent-style-name="Nagłówek5" style:list-style-name="LFO1" style:family="paragraph">
      <style:paragraph-properties fo:text-align="start">
        <style:tab-stops>
          <style:tab-stop style:type="left" style:position="0in"/>
        </style:tab-stops>
      </style:paragraph-properties>
      <style:text-properties style:font-weight-complex="bold" fo:font-size="13pt" style:font-size-asian="13pt" style:font-size-complex="13pt"/>
    </style:style>
    <style:style style:name="TableColumn91" style:family="table-column">
      <style:table-column-properties style:column-width="7.284in" style:use-optimal-column-width="false"/>
    </style:style>
    <style:style style:name="TableColumn92" style:family="table-column">
      <style:table-column-properties style:column-width="0.2194in" style:use-optimal-column-width="false"/>
    </style:style>
    <style:style style:name="Table90" style:family="table">
      <style:table-properties style:width="7.5034in" fo:margin-left="0in" table:align="left"/>
    </style:style>
    <style:style style:name="TableRow93" style:family="table-row">
      <style:table-row-properties style:min-row-height="1.8013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96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97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98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99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00" style:parent-style-name="Normalny" style:family="paragraph">
      <style:paragraph-properties style:snap-to-layout-grid="false"/>
    </style:style>
    <style:style style:name="TableCell101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02" style:parent-style-name="Normalny" style:family="paragraph">
      <style:paragraph-properties style:snap-to-layout-grid="false"/>
    </style:style>
    <style:style style:name="P103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04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05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06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07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08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09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10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11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12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13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14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15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16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17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18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19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20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21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22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23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24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25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26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27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28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29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30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31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32" style:parent-style-name="Normalny" style:family="paragraph">
      <style:paragraph-properties fo:text-align="end">
        <style:tab-stops>
          <style:tab-stop style:type="right" style:leader-style="dotted" style:leader-text="." style:position="6.7138in"/>
        </style:tab-stops>
      </style:paragraph-properties>
      <style:text-properties fo:font-size="10pt" style:font-size-asian="10pt"/>
    </style:style>
    <style:style style:name="P133" style:parent-style-name="Nagłówek1" style:list-style-name="LFO1" style:family="paragraph">
      <style:paragraph-properties>
        <style:tab-stops>
          <style:tab-stop style:type="left" style:position="0in"/>
        </style:tab-stops>
      </style:paragraph-properties>
      <style:text-properties fo:font-size="11pt" style:font-size-asian="11pt" style:font-size-complex="11pt"/>
    </style:style>
    <style:style style:name="P134" style:parent-style-name="Tekstpodstawowy" style:family="paragraph">
      <style:paragraph-properties fo:text-align="justify" fo:line-height="100%" fo:text-indent="0.4881in"/>
      <style:text-properties fo:font-size="10pt" style:font-size-asian="10pt"/>
    </style:style>
    <style:style style:name="P135" style:parent-style-name="Tekstpodstawowy" style:family="paragraph">
      <style:paragraph-properties fo:text-align="justify" fo:line-height="100%" fo:margin-left="1.475in" fo:text-indent="-1.475in">
        <style:tab-stops/>
      </style:paragraph-properties>
    </style:style>
    <style:style style:name="T136" style:parent-style-name="Domyślnaczcionkaakapitu" style:family="text">
      <style:text-properties fo:font-weight="bold" style:font-weight-asian="bold" fo:font-size="10pt" style:font-size-asian="10pt"/>
    </style:style>
    <style:style style:name="T137" style:parent-style-name="Domyślnaczcionkaakapitu" style:family="text">
      <style:text-properties fo:font-size="10pt" style:font-size-asian="10pt"/>
    </style:style>
    <style:style style:name="T138" style:parent-style-name="Domyślnaczcionkaakapitu" style:family="text">
      <style:text-properties fo:font-size="10pt" style:font-size-asian="10pt"/>
    </style:style>
    <style:style style:name="P139" style:parent-style-name="Tekstpodstawowy" style:family="paragraph">
      <style:paragraph-properties fo:text-align="justify" fo:line-height="100%" fo:margin-left="-0.0104in">
        <style:tab-stops/>
      </style:paragraph-properties>
    </style:style>
    <style:style style:name="T140" style:parent-style-name="Domyślnaczcionkaakapitu" style:family="text">
      <style:text-properties fo:font-weight="bold" style:font-weight-asian="bold" fo:font-size="10pt" style:font-size-asian="10pt"/>
    </style:style>
    <style:style style:name="T141" style:parent-style-name="Domyślnaczcionkaakapitu" style:family="text">
      <style:text-properties fo:font-weight="bold" style:font-weight-asian="bold" fo:font-size="10pt" style:font-size-asian="10pt"/>
    </style:style>
    <style:style style:name="T142" style:parent-style-name="Domyślnaczcionkaakapitu" style:family="text">
      <style:text-properties fo:font-size="10pt" style:font-size-asian="10pt"/>
    </style:style>
    <style:style style:name="T143" style:parent-style-name="Domyślnaczcionkaakapitu" style:family="text">
      <style:text-properties fo:font-size="10pt" style:font-size-asian="10pt"/>
    </style:style>
    <style:style style:name="T144" style:parent-style-name="Domyślnaczcionkaakapitu" style:family="text">
      <style:text-properties style:font-name="Times New Roman" fo:font-size="10pt" style:font-size-asian="10pt"/>
    </style:style>
    <style:style style:name="P145" style:parent-style-name="Tekstpodstawowy" style:family="paragraph">
      <style:paragraph-properties fo:text-align="justify" fo:line-height="100%" fo:text-indent="0.4916in"/>
      <style:text-properties fo:font-size="10pt" style:font-size-asian="10pt"/>
    </style:style>
    <style:style style:name="P146" style:parent-style-name="Normalny" style:family="paragraph">
      <style:paragraph-properties fo:text-align="justify" fo:margin-bottom="0.0833in" fo:line-height="100%" fo:text-indent="0.4895in"/>
      <style:text-properties fo:font-size="10pt" style:font-size-asian="10pt"/>
    </style:style>
    <style:style style:name="P147" style:parent-style-name="Tekstpodstawowy" style:family="paragraph">
      <style:paragraph-properties fo:text-align="justify" fo:line-height="100%" fo:text-indent="0.4895in"/>
      <style:text-properties fo:font-size="10pt" style:font-size-asian="10pt"/>
    </style:style>
    <style:style style:name="P148" style:parent-style-name="Tekstpodstawowy" style:family="paragraph">
      <style:paragraph-properties fo:text-align="justify" fo:line-height="100%" fo:text-indent="0.4895in"/>
    </style:style>
    <style:style style:name="P149" style:parent-style-name="Nagłówek1" style:list-style-name="LFO1" style:family="paragraph">
      <style:paragraph-properties>
        <style:tab-stops>
          <style:tab-stop style:type="left" style:position="0in"/>
        </style:tab-stops>
      </style:paragraph-properties>
      <style:text-properties fo:font-size="11pt" style:font-size-asian="11pt" style:font-size-complex="11pt"/>
    </style:style>
    <style:style style:name="P150" style:parent-style-name="Tekstpodstawowy" style:family="paragraph">
      <style:paragraph-properties fo:text-align="justify" fo:line-height="100%" fo:text-indent="0.4895in"/>
      <style:text-properties fo:font-size="10pt" style:font-size-asian="10pt"/>
    </style:style>
    <style:style style:name="TableColumn152" style:family="table-column">
      <style:table-column-properties style:column-width="0.45in" style:use-optimal-column-width="false"/>
    </style:style>
    <style:style style:name="TableColumn153" style:family="table-column">
      <style:table-column-properties style:column-width="1.8722in" style:use-optimal-column-width="false"/>
    </style:style>
    <style:style style:name="TableColumn154" style:family="table-column">
      <style:table-column-properties style:column-width="2.3958in" style:use-optimal-column-width="false"/>
    </style:style>
    <style:style style:name="TableColumn155" style:family="table-column">
      <style:table-column-properties style:column-width="2.3361in" style:use-optimal-column-width="false"/>
    </style:style>
    <style:style style:name="Table151" style:family="table">
      <style:table-properties style:width="7.0541in" fo:margin-left="0.0381in" table:align="lef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TableCell1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TableCell1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TableCell1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4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P179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Zawartośćtabeli" style:family="paragraph">
      <style:paragraph-properties style:snap-to-layout-grid="false"/>
      <style:text-properties fo:font-size="10.5pt" style:font-size-asian="10.5pt" style:font-size-complex="10.5pt" fo:language="de" fo:country="DE"/>
    </style:style>
    <style:style style:name="P182" style:parent-style-name="Zawartośćtabeli" style:family="paragraph">
      <style:paragraph-properties style:snap-to-layout-grid="false"/>
      <style:text-properties fo:font-size="10.5pt" style:font-size-asian="10.5pt" style:font-size-complex="10.5pt" fo:language="de" fo:country="DE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4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TableCell188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Zawartośćtabeli" style:family="paragraph">
      <style:paragraph-properties style:snap-to-layout-grid="false"/>
    </style:style>
    <style:style style:name="T190" style:parent-style-name="Domyślnaczcionkaakapitu" style:family="text">
      <style:text-properties fo:font-size="10pt" style:font-size-asian="10pt"/>
    </style:style>
    <style:style style:name="TableCell191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TableCell193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4" style:parent-style-name="Zawartośćtabeli" style:family="paragraph">
      <style:paragraph-properties style:snap-to-layout-grid="false"/>
      <style:text-properties fo:font-size="10.5pt" style:font-size-asian="10.5pt" style:font-size-complex="10.5pt"/>
    </style:style>
    <style:style style:name="P195" style:parent-style-name="Podpispodobiektem" style:family="paragraph">
      <style:paragraph-properties fo:text-indent="0.4895in"/>
      <style:text-properties fo:font-style="italic" style:font-style-asian="italic" style:font-style-complex="italic"/>
    </style:style>
    <style:style style:name="P196" style:parent-style-name="Tekstpodstawowy" style:family="paragraph">
      <style:paragraph-properties fo:text-align="justify" fo:line-height="100%" fo:text-indent="0.4895in"/>
      <style:text-properties fo:font-size="10pt" style:font-size-asian="10pt"/>
    </style:style>
    <style:style style:name="P197" style:parent-style-name="Tekstpodstawowy" style:family="paragraph">
      <style:paragraph-properties fo:text-align="justify" fo:line-height="100%" fo:text-indent="0.4895in"/>
      <style:text-properties fo:font-size="10pt" style:font-size-asian="10pt"/>
    </style:style>
    <style:style style:name="P198" style:parent-style-name="Tekstpodstawowy" style:family="paragraph">
      <style:paragraph-properties fo:text-align="justify" fo:line-height="100%" fo:text-indent="0.4895in"/>
      <style:text-properties fo:font-size="10pt" style:font-size-asian="10pt"/>
    </style:style>
    <style:style style:name="P199" style:parent-style-name="Normalny" style:family="paragraph">
      <style:paragraph-properties fo:line-height="100%"/>
      <style:text-properties fo:font-size="10pt" style:font-size-asian="10pt"/>
    </style:style>
    <style:style style:name="P200" style:parent-style-name="Normalny" style:family="paragraph">
      <style:paragraph-properties fo:line-height="100%" fo:text-indent="0.4916in"/>
      <style:text-properties fo:font-size="10pt" style:font-size-asian="10pt"/>
    </style:style>
    <style:style style:name="TableColumn202" style:family="table-column">
      <style:table-column-properties style:column-width="0.3166in" style:use-optimal-column-width="false"/>
    </style:style>
    <style:style style:name="TableColumn203" style:family="table-column">
      <style:table-column-properties style:column-width="2.6916in" style:use-optimal-column-width="false"/>
    </style:style>
    <style:style style:name="TableColumn204" style:family="table-column">
      <style:table-column-properties style:column-width="2.8in" style:use-optimal-column-width="false"/>
    </style:style>
    <style:style style:name="TableColumn205" style:family="table-column">
      <style:table-column-properties style:column-width="1.2597in" style:use-optimal-column-width="false"/>
    </style:style>
    <style:style style:name="Table201" style:family="table">
      <style:table-properties style:width="7.068in" fo:margin-left="0.0381in" table:align="left"/>
    </style:style>
    <style:style style:name="TableRow206" style:family="table-row">
      <style:table-row-properties style:min-row-height="0.2548in" style:use-optimal-row-height="false"/>
    </style:style>
    <style:style style:name="TableCell20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8" style:parent-style-name="Normalny" style:family="paragraph">
      <style:paragraph-properties style:snap-to-layout-grid="false" fo:line-height="100%"/>
    </style:style>
    <style:style style:name="T209" style:parent-style-name="Domyślnaczcionkaakapitu" style:family="text">
      <style:text-properties fo:font-weight="bold" style:font-weight-asian="bold" style:font-weight-complex="bold" fo:font-size="10pt" style:font-size-asian="10pt"/>
    </style:style>
    <style:style style:name="TableCell21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1" style:parent-style-name="Normalny" style:family="paragraph">
      <style:paragraph-properties style:snap-to-layout-grid="false" fo:line-height="100%"/>
    </style:style>
    <style:style style:name="T212" style:parent-style-name="Domyślnaczcionkaakapitu" style:family="text">
      <style:text-properties fo:font-weight="bold" style:font-weight-asian="bold" style:font-weight-complex="bold" fo:font-size="10pt" style:font-size-asian="10pt"/>
    </style:style>
    <style:style style:name="TableCell21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4" style:parent-style-name="Normalny" style:family="paragraph">
      <style:paragraph-properties style:snap-to-layout-grid="false" fo:line-height="100%"/>
      <style:text-properties fo:font-weight="bold" style:font-weight-asian="bold" style:font-weight-complex="bold" fo:font-size="10pt" style:font-size-asian="10pt"/>
    </style:style>
    <style:style style:name="TableCell2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16" style:parent-style-name="Normalny" style:family="paragraph">
      <style:paragraph-properties style:snap-to-layout-grid="false" fo:line-height="100%"/>
      <style:text-properties fo:font-weight="bold" style:font-weight-asian="bold" style:font-weight-complex="bold" fo:font-size="10pt" style:font-size-asian="10pt"/>
    </style:style>
    <style:style style:name="TableRow217" style:family="table-row">
      <style:table-row-properties style:row-height="0.4097in" style:use-optimal-row-height="false" fo:keep-together="always"/>
    </style:style>
    <style:style style:name="TableCell2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9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2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1" style:parent-style-name="Normalny" style:family="paragraph">
      <style:paragraph-properties style:snap-to-layout-grid="false" fo:line-height="100%"/>
    </style:style>
    <style:style style:name="T222" style:parent-style-name="Domyślnaczcionkaakapitu" style:family="text">
      <style:text-properties fo:font-size="10pt" style:font-size-asian="10pt"/>
    </style:style>
    <style:style style:name="T223" style:parent-style-name="Domyślnaczcionkaakapitu" style:family="text">
      <style:text-properties fo:font-weight="bold" style:font-weight-asian="bold" fo:font-size="10pt" style:font-size-asian="10pt"/>
    </style:style>
    <style:style style:name="T224" style:parent-style-name="Domyślnaczcionkaakapitu" style:family="text">
      <style:text-properties fo:font-weight="bold" style:font-weight-asian="bold" fo:font-size="10pt" style:font-size-asian="10pt"/>
    </style:style>
    <style:style style:name="T225" style:parent-style-name="Domyślnaczcionkaakapitu" style:family="text">
      <style:text-properties fo:font-size="10pt" style:font-size-asian="10pt"/>
    </style:style>
    <style:style style:name="TableCell2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7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228" style:parent-style-name="Normalny" style:family="paragraph">
      <style:paragraph-properties style:snap-to-layout-grid="false" fo:line-height="100%"/>
    </style:style>
    <style:style style:name="T229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230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2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2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Row233" style:family="table-row">
      <style:table-row-properties style:row-height="0.4131in" style:use-optimal-row-height="false" fo:keep-together="always"/>
    </style:style>
    <style:style style:name="TableCell2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5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2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7" style:parent-style-name="Normalny" style:family="paragraph">
      <style:paragraph-properties style:snap-to-layout-grid="false" fo:line-height="100%"/>
    </style:style>
    <style:style style:name="T238" style:parent-style-name="Domyślnaczcionkaakapitu" style:family="text">
      <style:text-properties fo:font-size="10pt" style:font-size-asian="10pt"/>
    </style:style>
    <style:style style:name="T239" style:parent-style-name="Domyślnaczcionkaakapitu" style:family="text">
      <style:text-properties fo:font-weight="bold" style:font-weight-asian="bold" fo:font-size="10pt" style:font-size-asian="10pt"/>
    </style:style>
    <style:style style:name="T240" style:parent-style-name="Domyślnaczcionkaakapitu" style:family="text">
      <style:text-properties fo:font-weight="bold" style:font-weight-asian="bold" fo:font-size="10pt" style:font-size-asian="10pt"/>
    </style:style>
    <style:style style:name="T241" style:parent-style-name="Domyślnaczcionkaakapitu" style:family="text">
      <style:text-properties fo:font-size="10pt" style:font-size-asian="10pt"/>
    </style:style>
    <style:style style:name="TableCell2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3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244" style:parent-style-name="Normalny" style:family="paragraph">
      <style:paragraph-properties style:snap-to-layout-grid="false" fo:line-height="100%"/>
    </style:style>
    <style:style style:name="T245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246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Row247" style:family="table-row">
      <style:table-row-properties style:row-height="0.418in" style:use-optimal-row-height="false" fo:keep-together="always"/>
    </style:style>
    <style:style style:name="TableCell2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9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2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1" style:parent-style-name="Normalny" style:family="paragraph">
      <style:paragraph-properties style:snap-to-layout-grid="false" fo:line-height="100%"/>
    </style:style>
    <style:style style:name="T252" style:parent-style-name="Domyślnaczcionkaakapitu" style:family="text">
      <style:text-properties fo:font-size="10pt" style:font-size-asian="10pt"/>
    </style:style>
    <style:style style:name="T253" style:parent-style-name="Domyślnaczcionkaakapitu" style:family="text">
      <style:text-properties fo:font-weight="bold" style:font-weight-asian="bold" fo:font-size="10pt" style:font-size-asian="10pt"/>
    </style:style>
    <style:style style:name="T254" style:parent-style-name="Domyślnaczcionkaakapitu" style:family="text">
      <style:text-properties fo:font-weight="bold" style:font-weight-asian="bold" fo:font-size="10pt" style:font-size-asian="10pt"/>
    </style:style>
    <style:style style:name="T255" style:parent-style-name="Domyślnaczcionkaakapitu" style:family="text">
      <style:text-properties fo:font-size="10pt" style:font-size-asian="10pt"/>
    </style:style>
    <style:style style:name="T256" style:parent-style-name="Domyślnaczcionkaakapitu" style:family="text">
      <style:text-properties fo:font-size="10pt" style:font-size-asian="10pt"/>
    </style:style>
    <style:style style:name="TableCell2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8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259" style:parent-style-name="Normalny" style:family="paragraph">
      <style:paragraph-properties style:snap-to-layout-grid="false" fo:line-height="100%"/>
    </style:style>
    <style:style style:name="T260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261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Row262" style:family="table-row">
      <style:table-row-properties style:row-height="0.4319in" style:use-optimal-row-height="false" fo:keep-together="always"/>
    </style:style>
    <style:style style:name="TableCell2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4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2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6" style:parent-style-name="Normalny" style:family="paragraph">
      <style:paragraph-properties style:snap-to-layout-grid="false" fo:line-height="100%"/>
    </style:style>
    <style:style style:name="T267" style:parent-style-name="Domyślnaczcionkaakapitu" style:family="text">
      <style:text-properties fo:font-size="10pt" style:font-size-asian="10pt"/>
    </style:style>
    <style:style style:name="T268" style:parent-style-name="Domyślnaczcionkaakapitu" style:family="text">
      <style:text-properties fo:font-weight="bold" style:font-weight-asian="bold" fo:font-size="10pt" style:font-size-asian="10pt"/>
    </style:style>
    <style:style style:name="T269" style:parent-style-name="Domyślnaczcionkaakapitu" style:family="text">
      <style:text-properties fo:font-weight="bold" style:font-weight-asian="bold" fo:font-size="10pt" style:font-size-asian="10pt"/>
    </style:style>
    <style:style style:name="T270" style:parent-style-name="Domyślnaczcionkaakapitu" style:family="text">
      <style:text-properties fo:font-size="10pt" style:font-size-asian="10pt"/>
    </style:style>
    <style:style style:name="TableCell2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2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273" style:parent-style-name="Normalny" style:family="paragraph">
      <style:paragraph-properties style:snap-to-layout-grid="false" fo:line-height="100%"/>
    </style:style>
    <style:style style:name="T274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275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Row276" style:family="table-row">
      <style:table-row-properties style:row-height="0.5027in" style:use-optimal-row-height="false" fo:keep-together="always"/>
    </style:style>
    <style:style style:name="TableCell27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8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27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0" style:parent-style-name="Normalny" style:family="paragraph">
      <style:paragraph-properties style:snap-to-layout-grid="false" fo:line-height="100%"/>
    </style:style>
    <style:style style:name="T281" style:parent-style-name="Domyślnaczcionkaakapitu" style:family="text">
      <style:text-properties fo:font-size="10pt" style:font-size-asian="10pt"/>
    </style:style>
    <style:style style:name="T282" style:parent-style-name="Domyślnaczcionkaakapitu" style:family="text">
      <style:text-properties fo:font-weight="bold" style:font-weight-asian="bold" fo:font-size="10pt" style:font-size-asian="10pt"/>
    </style:style>
    <style:style style:name="T283" style:parent-style-name="Domyślnaczcionkaakapitu" style:family="text">
      <style:text-properties fo:font-weight="bold" style:font-weight-asian="bold" fo:font-size="10pt" style:font-size-asian="10pt"/>
    </style:style>
    <style:style style:name="T284" style:parent-style-name="Domyślnaczcionkaakapitu" style:family="text">
      <style:text-properties fo:font-size="10pt" style:font-size-asian="10pt"/>
    </style:style>
    <style:style style:name="TableCell28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6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287" style:parent-style-name="Normalny" style:family="paragraph">
      <style:paragraph-properties style:snap-to-layout-grid="false" fo:line-height="100%"/>
    </style:style>
    <style:style style:name="T288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2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0" style:parent-style-name="Normalny" style:family="paragraph">
      <style:paragraph-properties style:snap-to-layout-grid="false" fo:line-height="100%"/>
      <style:text-properties fo:font-size="9pt" style:font-size-asian="9pt" style:font-size-complex="9pt"/>
    </style:style>
    <style:style style:name="TableRow291" style:family="table-row">
      <style:table-row-properties style:min-row-height="0.8736in" style:use-optimal-row-height="false"/>
    </style:style>
    <style:style style:name="TableCell2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3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2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5" style:parent-style-name="Normalny" style:family="paragraph">
      <style:paragraph-properties style:snap-to-layout-grid="false" fo:line-height="100%"/>
    </style:style>
    <style:style style:name="T296" style:parent-style-name="Domyślnaczcionkaakapitu" style:family="text">
      <style:text-properties fo:font-size="10pt" style:font-size-asian="10pt"/>
    </style:style>
    <style:style style:name="T297" style:parent-style-name="Domyślnaczcionkaakapitu" style:family="text">
      <style:text-properties fo:font-weight="bold" style:font-weight-asian="bold" fo:font-size="10pt" style:font-size-asian="10pt"/>
    </style:style>
    <style:style style:name="T298" style:parent-style-name="Domyślnaczcionkaakapitu" style:family="text">
      <style:text-properties fo:font-weight="bold" style:font-weight-asian="bold" fo:font-size="10pt" style:font-size-asian="10pt"/>
    </style:style>
    <style:style style:name="T299" style:parent-style-name="Domyślnaczcionkaakapitu" style:family="text">
      <style:text-properties fo:font-size="10pt" style:font-size-asian="10pt"/>
    </style:style>
    <style:style style:name="TableCell3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1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302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303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304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305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306" style:parent-style-name="Normalny" style:family="paragraph">
      <style:paragraph-properties style:snap-to-layout-grid="false" fo:line-height="100%"/>
    </style:style>
    <style:style style:name="T307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308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30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0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311" style:family="table-row">
      <style:table-row-properties style:min-row-height="0.3097in" style:use-optimal-row-height="false"/>
    </style:style>
    <style:style style:name="TableCell31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3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31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5" style:parent-style-name="Normalny" style:family="paragraph">
      <style:paragraph-properties style:snap-to-layout-grid="false" style:line-height-at-least="0.0694in"/>
    </style:style>
    <style:style style:name="T316" style:parent-style-name="Domyślnaczcionkaakapitu" style:family="text">
      <style:text-properties fo:font-size="10pt" style:font-size-asian="10pt"/>
    </style:style>
    <style:style style:name="T317" style:parent-style-name="Domyślnaczcionkaakapitu" style:family="text">
      <style:text-properties fo:font-weight="bold" style:font-weight-asian="bold" fo:font-size="10pt" style:font-size-asian="10pt"/>
    </style:style>
    <style:style style:name="T318" style:parent-style-name="Domyślnaczcionkaakapitu" style:family="text">
      <style:text-properties fo:font-weight="bold" style:font-weight-asian="bold" fo:font-size="10pt" style:font-size-asian="10pt"/>
    </style:style>
    <style:style style:name="T319" style:parent-style-name="Domyślnaczcionkaakapitu" style:family="text">
      <style:text-properties fo:font-size="10pt" style:font-size-asian="10pt"/>
    </style:style>
    <style:style style:name="TableCell32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322" style:parent-style-name="Normalny" style:family="paragraph">
      <style:paragraph-properties style:snap-to-layout-grid="false" style:line-height-at-least="0.0694in"/>
    </style:style>
    <style:style style:name="T323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324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325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6" style:parent-style-name="Normalny" style:family="paragraph">
      <style:paragraph-properties style:snap-to-layout-grid="false" fo:line-height="100%"/>
    </style:style>
    <style:style style:name="TableRow327" style:family="table-row">
      <style:table-row-properties style:min-row-height="0.3097in" style:use-optimal-row-height="false"/>
    </style:style>
    <style:style style:name="TableCell32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9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33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1" style:parent-style-name="Normalny" style:family="paragraph">
      <style:paragraph-properties style:snap-to-layout-grid="false" style:line-height-at-least="0.0694in"/>
    </style:style>
    <style:style style:name="T332" style:parent-style-name="Domyślnaczcionkaakapitu" style:family="text">
      <style:text-properties fo:font-size="10pt" style:font-size-asian="10pt"/>
    </style:style>
    <style:style style:name="T333" style:parent-style-name="Domyślnaczcionkaakapitu" style:family="text">
      <style:text-properties fo:font-weight="bold" style:font-weight-asian="bold" fo:font-size="10pt" style:font-size-asian="10pt"/>
    </style:style>
    <style:style style:name="T334" style:parent-style-name="Domyślnaczcionkaakapitu" style:family="text">
      <style:text-properties fo:font-size="10pt" style:font-size-asian="10pt"/>
    </style:style>
    <style:style style:name="TableCell33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6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337" style:parent-style-name="Normalny" style:family="paragraph">
      <style:paragraph-properties style:snap-to-layout-grid="false" style:line-height-at-least="0.0694in"/>
    </style:style>
    <style:style style:name="T338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339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340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1" style:parent-style-name="Normalny" style:family="paragraph">
      <style:paragraph-properties style:snap-to-layout-grid="false" fo:line-height="100%"/>
    </style:style>
    <style:style style:name="TableRow342" style:family="table-row">
      <style:table-row-properties style:min-row-height="0.3097in" style:use-optimal-row-height="false"/>
    </style:style>
    <style:style style:name="TableCell34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4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34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6" style:parent-style-name="Normalny" style:family="paragraph">
      <style:paragraph-properties style:snap-to-layout-grid="false" style:line-height-at-least="0.0694in"/>
    </style:style>
    <style:style style:name="T347" style:parent-style-name="Domyślnaczcionkaakapitu" style:family="text">
      <style:text-properties fo:font-size="10pt" style:font-size-asian="10pt"/>
    </style:style>
    <style:style style:name="T348" style:parent-style-name="Domyślnaczcionkaakapitu" style:family="text">
      <style:text-properties fo:font-weight="bold" style:font-weight-asian="bold" fo:font-size="10pt" style:font-size-asian="10pt"/>
    </style:style>
    <style:style style:name="T349" style:parent-style-name="Domyślnaczcionkaakapitu" style:family="text">
      <style:text-properties fo:font-size="10pt" style:font-size-asian="10pt"/>
    </style:style>
    <style:style style:name="TableCell35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1" style:parent-style-name="Normalny" style:family="paragraph">
      <style:paragraph-properties style:snap-to-layout-grid="false" style:line-height-at-least="0.0694in"/>
      <style:text-properties fo:font-size="10pt" style:font-size-asian="10pt" fo:language="en" fo:country="US"/>
    </style:style>
    <style:style style:name="P352" style:parent-style-name="Normalny" style:family="paragraph">
      <style:paragraph-properties style:snap-to-layout-grid="false" style:line-height-at-least="0.0694in"/>
      <style:text-properties fo:font-size="10pt" style:font-size-asian="10pt" fo:language="en" fo:country="US"/>
    </style:style>
    <style:style style:name="P353" style:parent-style-name="Normalny" style:family="paragraph">
      <style:paragraph-properties style:snap-to-layout-grid="false" style:line-height-at-least="0.0694in"/>
      <style:text-properties fo:font-size="10pt" style:font-size-asian="10pt" fo:language="en" fo:country="US"/>
    </style:style>
    <style:style style:name="P354" style:parent-style-name="Normalny" style:family="paragraph">
      <style:paragraph-properties style:snap-to-layout-grid="false" style:line-height-at-least="0.0694in"/>
    </style:style>
    <style:style style:name="T355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356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357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58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359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360" style:parent-style-name="Normalny" style:family="paragraph">
      <style:paragraph-properties style:snap-to-layout-grid="false" fo:line-height="100%"/>
    </style:style>
    <style:style style:name="T361" style:parent-style-name="Domyślnaczcionkaakapitu" style:family="text">
      <style:text-properties fo:font-size="10pt" style:font-size-asian="10pt"/>
    </style:style>
    <style:style style:name="T362" style:parent-style-name="Domyślnaczcionkaakapitu" style:family="text">
      <style:text-properties fo:font-size="10pt" style:font-size-asian="10pt"/>
    </style:style>
    <style:style style:name="TableRow363" style:family="table-row">
      <style:table-row-properties style:min-row-height="0.3097in" style:use-optimal-row-height="false"/>
    </style:style>
    <style:style style:name="TableCell36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5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36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7" style:parent-style-name="Normalny" style:family="paragraph">
      <style:paragraph-properties style:snap-to-layout-grid="false" style:line-height-at-least="0.0694in"/>
    </style:style>
    <style:style style:name="T368" style:parent-style-name="Domyślnaczcionkaakapitu" style:family="text">
      <style:text-properties fo:font-size="10pt" style:font-size-asian="10pt"/>
    </style:style>
    <style:style style:name="T369" style:parent-style-name="Domyślnaczcionkaakapitu" style:family="text">
      <style:text-properties fo:font-weight="bold" style:font-weight-asian="bold" fo:font-size="10pt" style:font-size-asian="10pt"/>
    </style:style>
    <style:style style:name="T370" style:parent-style-name="Domyślnaczcionkaakapitu" style:family="text">
      <style:text-properties fo:font-size="10pt" style:font-size-asian="10pt"/>
    </style:style>
    <style:style style:name="TableCell37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2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373" style:parent-style-name="Normalny" style:family="paragraph">
      <style:paragraph-properties style:snap-to-layout-grid="false" style:line-height-at-least="0.0694in"/>
    </style:style>
    <style:style style:name="T374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375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6" style:parent-style-name="Normalny" style:family="paragraph">
      <style:paragraph-properties style:snap-to-layout-grid="false" fo:line-height="100%"/>
    </style:style>
    <style:style style:name="T377" style:parent-style-name="Domyślnaczcionkaakapitu" style:family="text">
      <style:text-properties fo:font-size="9pt" style:font-size-asian="9pt" style:font-size-complex="9pt"/>
    </style:style>
    <style:style style:name="TableRow378" style:family="table-row">
      <style:table-row-properties style:min-row-height="0.3097in" style:use-optimal-row-height="false"/>
    </style:style>
    <style:style style:name="TableCell37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0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38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2" style:parent-style-name="Normalny" style:family="paragraph">
      <style:paragraph-properties style:snap-to-layout-grid="false" style:line-height-at-least="0.0694in"/>
    </style:style>
    <style:style style:name="T383" style:parent-style-name="Domyślnaczcionkaakapitu" style:family="text">
      <style:text-properties fo:font-size="10pt" style:font-size-asian="10pt"/>
    </style:style>
    <style:style style:name="T384" style:parent-style-name="Domyślnaczcionkaakapitu" style:family="text">
      <style:text-properties fo:font-weight="bold" style:font-weight-asian="bold" fo:font-size="10pt" style:font-size-asian="10pt"/>
    </style:style>
    <style:style style:name="T385" style:parent-style-name="Domyślnaczcionkaakapitu" style:family="text">
      <style:text-properties fo:font-size="10pt" style:font-size-asian="10pt"/>
    </style:style>
    <style:style style:name="T386" style:parent-style-name="Domyślnaczcionkaakapitu" style:family="text">
      <style:text-properties style:font-name-complex="Arial" fo:font-size="10pt" style:font-size-asian="10pt"/>
    </style:style>
    <style:style style:name="T387" style:parent-style-name="Domyślnaczcionkaakapitu" style:family="text">
      <style:text-properties fo:font-size="10pt" style:font-size-asian="10pt"/>
    </style:style>
    <style:style style:name="TableCell38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9" style:parent-style-name="Normalny" style:family="paragraph">
      <style:paragraph-properties style:snap-to-layout-grid="false" style:line-height-at-least="0.0694in"/>
    </style:style>
    <style:style style:name="T390" style:parent-style-name="Domyślnaczcionkaakapitu" style:family="text">
      <style:text-properties fo:font-size="10pt" style:font-size-asian="10pt"/>
    </style:style>
    <style:style style:name="T391" style:parent-style-name="Domyślnaczcionkaakapitu" style:family="text">
      <style:text-properties style:font-name-complex="Arial" fo:font-size="10pt" style:font-size-asian="10pt"/>
    </style:style>
    <style:style style:name="T392" style:parent-style-name="Domyślnaczcionkaakapitu" style:family="text">
      <style:text-properties fo:font-size="10pt" style:font-size-asian="10pt"/>
    </style:style>
    <style:style style:name="P393" style:parent-style-name="Normalny" style:family="paragraph">
      <style:paragraph-properties style:snap-to-layout-grid="false" style:line-height-at-least="0.0694in"/>
    </style:style>
    <style:style style:name="T394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395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396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7" style:parent-style-name="Normalny" style:family="paragraph">
      <style:paragraph-properties style:snap-to-layout-grid="false" fo:line-height="100%"/>
    </style:style>
    <style:style style:name="T398" style:parent-style-name="Domyślnaczcionkaakapitu" style:family="text">
      <style:text-properties fo:font-size="9pt" style:font-size-asian="9pt" style:font-size-complex="9pt"/>
    </style:style>
    <style:style style:name="T399" style:parent-style-name="Domyślnaczcionkaakapitu" style:family="text">
      <style:text-properties style:font-name-complex="Arial" fo:font-size="9pt" style:font-size-asian="9pt" style:font-size-complex="9pt"/>
    </style:style>
    <style:style style:name="TableRow400" style:family="table-row">
      <style:table-row-properties style:min-row-height="0.3097in" style:use-optimal-row-height="false"/>
    </style:style>
    <style:style style:name="TableCell40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2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40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4" style:parent-style-name="Normalny" style:family="paragraph">
      <style:paragraph-properties style:snap-to-layout-grid="false" style:line-height-at-least="0.0694in"/>
    </style:style>
    <style:style style:name="T405" style:parent-style-name="Domyślnaczcionkaakapitu" style:family="text">
      <style:text-properties fo:font-size="10pt" style:font-size-asian="10pt"/>
    </style:style>
    <style:style style:name="T406" style:parent-style-name="Domyślnaczcionkaakapitu" style:family="text">
      <style:text-properties fo:font-weight="bold" style:font-weight-asian="bold" fo:font-size="10pt" style:font-size-asian="10pt"/>
    </style:style>
    <style:style style:name="T407" style:parent-style-name="Domyślnaczcionkaakapitu" style:family="text">
      <style:text-properties fo:font-size="10pt" style:font-size-asian="10pt"/>
    </style:style>
    <style:style style:name="TableCell40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9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410" style:parent-style-name="Normalny" style:family="paragraph">
      <style:paragraph-properties style:snap-to-layout-grid="false" style:line-height-at-least="0.0694in"/>
    </style:style>
    <style:style style:name="T411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412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413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14" style:parent-style-name="Normalny" style:family="paragraph">
      <style:paragraph-properties style:snap-to-layout-grid="false" fo:line-height="100%"/>
    </style:style>
    <style:style style:name="T415" style:parent-style-name="Domyślnaczcionkaakapitu" style:family="text">
      <style:text-properties fo:font-size="9pt" style:font-size-asian="9pt" style:font-size-complex="9pt"/>
    </style:style>
    <style:style style:name="T416" style:parent-style-name="Domyślnaczcionkaakapitu" style:family="text">
      <style:text-properties style:font-name-complex="Arial" fo:font-size="9pt" style:font-size-asian="9pt" style:font-size-complex="9pt"/>
    </style:style>
    <style:style style:name="TableRow417" style:family="table-row">
      <style:table-row-properties style:min-row-height="0.3097in" style:use-optimal-row-height="false"/>
    </style:style>
    <style:style style:name="TableCell41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9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42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1" style:parent-style-name="Normalny" style:family="paragraph">
      <style:paragraph-properties style:snap-to-layout-grid="false" style:line-height-at-least="0.0694in"/>
    </style:style>
    <style:style style:name="T422" style:parent-style-name="Domyślnaczcionkaakapitu" style:family="text">
      <style:text-properties fo:font-size="10pt" style:font-size-asian="10pt"/>
    </style:style>
    <style:style style:name="T423" style:parent-style-name="Domyślnaczcionkaakapitu" style:family="text">
      <style:text-properties fo:font-weight="bold" style:font-weight-asian="bold" fo:font-size="10pt" style:font-size-asian="10pt"/>
    </style:style>
    <style:style style:name="T424" style:parent-style-name="Domyślnaczcionkaakapitu" style:family="text">
      <style:text-properties fo:font-size="10pt" style:font-size-asian="10pt"/>
    </style:style>
    <style:style style:name="TableCell42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6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427" style:parent-style-name="Normalny" style:family="paragraph">
      <style:paragraph-properties style:snap-to-layout-grid="false" style:line-height-at-least="0.0694in"/>
    </style:style>
    <style:style style:name="T428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429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30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431" style:family="table-row">
      <style:table-row-properties style:min-row-height="0.3097in" style:use-optimal-row-height="false"/>
    </style:style>
    <style:style style:name="TableCell43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3" style:parent-style-name="Normalny" style:family="paragraph">
      <style:paragraph-properties style:snap-to-layout-grid="false" fo:text-align="center" style:line-height-at-least="0.0694in"/>
      <style:text-properties style:font-name-complex="Arial" fo:font-size="10pt" style:font-size-asian="10pt"/>
    </style:style>
    <style:style style:name="TableCell43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5" style:parent-style-name="Normalny" style:family="paragraph">
      <style:paragraph-properties style:snap-to-layout-grid="false" style:line-height-at-least="0.0694in"/>
    </style:style>
    <style:style style:name="T436" style:parent-style-name="Domyślnaczcionkaakapitu" style:family="text">
      <style:text-properties style:font-name-complex="Arial" fo:font-size="10pt" style:font-size-asian="10pt"/>
    </style:style>
    <style:style style:name="T437" style:parent-style-name="Domyślnaczcionkaakapitu" style:family="text">
      <style:text-properties style:font-name-complex="Arial" fo:font-weight="bold" style:font-weight-asian="bold" fo:font-size="10pt" style:font-size-asian="10pt"/>
    </style:style>
    <style:style style:name="T438" style:parent-style-name="Domyślnaczcionkaakapitu" style:family="text">
      <style:text-properties style:font-name-complex="Arial" fo:font-size="10pt" style:font-size-asian="10pt"/>
    </style:style>
    <style:style style:name="T439" style:parent-style-name="Domyślnaczcionkaakapitu" style:family="text">
      <style:text-properties style:font-name-complex="Arial" fo:font-weight="bold" style:font-weight-asian="bold" fo:font-size="10pt" style:font-size-asian="10pt"/>
    </style:style>
    <style:style style:name="T440" style:parent-style-name="Domyślnaczcionkaakapitu" style:family="text">
      <style:text-properties style:font-name-complex="Arial" fo:font-size="10pt" style:font-size-asian="10pt"/>
    </style:style>
    <style:style style:name="T441" style:parent-style-name="Domyślnaczcionkaakapitu" style:family="text">
      <style:text-properties style:font-name-complex="Arial" fo:font-size="10pt" style:font-size-asian="10pt"/>
    </style:style>
    <style:style style:name="TableCell44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3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P444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 style:text-underline-type="single" style:text-underline-style="solid" style:text-underline-width="auto" style:text-underline-mode="continuous"/>
    </style:style>
    <style:style style:name="TableCell445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46" style:parent-style-name="Normalny" style:family="paragraph">
      <style:paragraph-properties style:snap-to-layout-grid="false"/>
      <style:text-properties style:font-name-complex="Arial" fo:font-size="9pt" style:font-size-asian="9pt" style:font-size-complex="9pt"/>
    </style:style>
    <style:style style:name="TableRow447" style:family="table-row">
      <style:table-row-properties style:min-row-height="0.3097in" style:use-optimal-row-height="false"/>
    </style:style>
    <style:style style:name="TableCell44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9" style:parent-style-name="Normalny" style:family="paragraph">
      <style:paragraph-properties style:snap-to-layout-grid="false" fo:text-align="center" style:line-height-at-least="0.0694in"/>
      <style:text-properties style:font-name-complex="Arial" fo:font-size="10pt" style:font-size-asian="10pt"/>
    </style:style>
    <style:style style:name="TableCell45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1" style:parent-style-name="Normalny" style:family="paragraph">
      <style:paragraph-properties style:snap-to-layout-grid="false" style:line-height-at-least="0.0694in"/>
    </style:style>
    <style:style style:name="T452" style:parent-style-name="Domyślnaczcionkaakapitu" style:family="text">
      <style:text-properties style:font-name-complex="Arial" fo:font-size="10pt" style:font-size-asian="10pt"/>
    </style:style>
    <style:style style:name="T453" style:parent-style-name="Domyślnaczcionkaakapitu" style:family="text">
      <style:text-properties style:font-name-complex="Arial" fo:font-weight="bold" style:font-weight-asian="bold" fo:font-size="10pt" style:font-size-asian="10pt"/>
    </style:style>
    <style:style style:name="T454" style:parent-style-name="Domyślnaczcionkaakapitu" style:family="text">
      <style:text-properties style:font-name-complex="Arial" fo:font-size="10pt" style:font-size-asian="10pt"/>
    </style:style>
    <style:style style:name="TableCell45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6" style:parent-style-name="Normalny" style:family="paragraph">
      <style:paragraph-properties style:snap-to-layout-grid="false" style:line-height-at-least="0.0694in"/>
    </style:style>
    <style:style style:name="T457" style:parent-style-name="Domyślnaczcionkaakapitu" style:family="text">
      <style:text-properties style:font-name-complex="Arial" fo:font-size="10pt" style:font-size-asian="10pt" fo:background-color="#FFFF00"/>
    </style:style>
    <style:style style:name="T458" style:parent-style-name="Domyślnaczcionkaakapitu" style:family="text">
      <style:text-properties style:font-name-complex="Arial" fo:font-size="10pt" style:font-size-asian="10pt" fo:background-color="#FFFF00"/>
    </style:style>
    <style:style style:name="P459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 style:text-underline-type="single" style:text-underline-style="solid" style:text-underline-width="auto" style:text-underline-mode="continuous"/>
    </style:style>
    <style:style style:name="TableCell460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1" style:parent-style-name="Normalny" style:family="paragraph">
      <style:paragraph-properties style:snap-to-layout-grid="false"/>
      <style:text-properties style:font-name-complex="Arial" fo:font-size="9pt" style:font-size-asian="9pt" style:font-size-complex="9pt"/>
    </style:style>
    <style:style style:name="TableRow462" style:family="table-row">
      <style:table-row-properties style:min-row-height="0.3097in" style:use-optimal-row-height="false"/>
    </style:style>
    <style:style style:name="TableCell46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4" style:parent-style-name="Normalny" style:family="paragraph">
      <style:paragraph-properties style:snap-to-layout-grid="false" fo:text-align="center" style:line-height-at-least="0.0694in"/>
      <style:text-properties style:font-name-complex="Arial" fo:font-size="10pt" style:font-size-asian="10pt"/>
    </style:style>
    <style:style style:name="TableCell46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6" style:parent-style-name="Normalny" style:family="paragraph">
      <style:paragraph-properties style:snap-to-layout-grid="false" style:line-height-at-least="0.0694in"/>
    </style:style>
    <style:style style:name="T467" style:parent-style-name="Domyślnaczcionkaakapitu" style:family="text">
      <style:text-properties style:font-name-complex="Arial" fo:font-size="10pt" style:font-size-asian="10pt"/>
    </style:style>
    <style:style style:name="T468" style:parent-style-name="Domyślnaczcionkaakapitu" style:family="text">
      <style:text-properties style:font-name-complex="Arial" fo:font-weight="bold" style:font-weight-asian="bold" fo:font-size="10pt" style:font-size-asian="10pt"/>
    </style:style>
    <style:style style:name="T469" style:parent-style-name="Domyślnaczcionkaakapitu" style:family="text">
      <style:text-properties style:font-name-complex="Arial" fo:font-size="10pt" style:font-size-asian="10pt"/>
    </style:style>
    <style:style style:name="T470" style:parent-style-name="Domyślnaczcionkaakapitu" style:family="text">
      <style:text-properties style:font-name-complex="Arial" fo:font-weight="bold" style:font-weight-asian="bold" fo:font-size="10pt" style:font-size-asian="10pt"/>
    </style:style>
    <style:style style:name="T471" style:parent-style-name="Domyślnaczcionkaakapitu" style:family="text">
      <style:text-properties style:font-name-complex="Arial" fo:font-size="10pt" style:font-size-asian="10pt"/>
    </style:style>
    <style:style style:name="T472" style:parent-style-name="Domyślnaczcionkaakapitu" style:family="text">
      <style:text-properties style:font-name-complex="Arial" fo:font-size="10pt" style:font-size-asian="10pt"/>
    </style:style>
    <style:style style:name="TableCell47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4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P475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 style:text-underline-type="single" style:text-underline-style="solid" style:text-underline-width="auto" style:text-underline-mode="continuous"/>
    </style:style>
    <style:style style:name="TableCell476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7" style:parent-style-name="Normalny" style:family="paragraph">
      <style:paragraph-properties style:snap-to-layout-grid="false"/>
      <style:text-properties style:font-name-complex="Arial" fo:font-size="9pt" style:font-size-asian="9pt" style:font-size-complex="9pt"/>
    </style:style>
    <style:style style:name="TableRow478" style:family="table-row">
      <style:table-row-properties style:min-row-height="0.3097in" style:use-optimal-row-height="false"/>
    </style:style>
    <style:style style:name="TableCell47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0" style:parent-style-name="Normalny" style:family="paragraph">
      <style:paragraph-properties style:snap-to-layout-grid="false" fo:text-align="center" style:line-height-at-least="0.0694in"/>
      <style:text-properties style:font-name-complex="Arial" fo:font-size="10pt" style:font-size-asian="10pt"/>
    </style:style>
    <style:style style:name="TableCell48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2" style:parent-style-name="Normalny" style:family="paragraph">
      <style:paragraph-properties style:snap-to-layout-grid="false" style:line-height-at-least="0.0694in"/>
    </style:style>
    <style:style style:name="T483" style:parent-style-name="Domyślnaczcionkaakapitu" style:family="text">
      <style:text-properties style:font-name-complex="Arial" fo:font-size="10pt" style:font-size-asian="10pt"/>
    </style:style>
    <style:style style:name="T484" style:parent-style-name="Domyślnaczcionkaakapitu" style:family="text">
      <style:text-properties style:font-name-complex="Arial" fo:font-weight="bold" style:font-weight-asian="bold" fo:font-size="10pt" style:font-size-asian="10pt"/>
    </style:style>
    <style:style style:name="T485" style:parent-style-name="Domyślnaczcionkaakapitu" style:family="text">
      <style:text-properties style:font-name-complex="Arial" fo:font-size="10pt" style:font-size-asian="10pt"/>
    </style:style>
    <style:style style:name="TableCell48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7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P488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 style:text-underline-type="single" style:text-underline-style="solid" style:text-underline-width="auto" style:text-underline-mode="continuous"/>
    </style:style>
    <style:style style:name="TableCell489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0" style:parent-style-name="Normalny" style:family="paragraph">
      <style:paragraph-properties style:snap-to-layout-grid="false"/>
      <style:text-properties style:font-name-complex="Arial" fo:font-size="9pt" style:font-size-asian="9pt" style:font-size-complex="9pt"/>
    </style:style>
    <style:style style:name="TableRow491" style:family="table-row">
      <style:table-row-properties style:min-row-height="0.3097in" style:use-optimal-row-height="false"/>
    </style:style>
    <style:style style:name="TableCell49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3" style:parent-style-name="Normalny" style:family="paragraph">
      <style:paragraph-properties style:snap-to-layout-grid="false" fo:text-align="center" style:line-height-at-least="0.0694in"/>
      <style:text-properties style:font-name-complex="Arial" fo:font-size="10pt" style:font-size-asian="10pt"/>
    </style:style>
    <style:style style:name="TableCell49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5" style:parent-style-name="Normalny" style:family="paragraph">
      <style:paragraph-properties style:snap-to-layout-grid="false" style:line-height-at-least="0.0694in"/>
    </style:style>
    <style:style style:name="T496" style:parent-style-name="Domyślnaczcionkaakapitu" style:family="text">
      <style:text-properties style:font-name-complex="Arial" fo:font-size="10pt" style:font-size-asian="10pt"/>
    </style:style>
    <style:style style:name="T497" style:parent-style-name="Domyślnaczcionkaakapitu" style:family="text">
      <style:text-properties style:font-name-complex="Arial" fo:font-weight="bold" style:font-weight-asian="bold" fo:font-size="10pt" style:font-size-asian="10pt"/>
    </style:style>
    <style:style style:name="T498" style:parent-style-name="Domyślnaczcionkaakapitu" style:family="text">
      <style:text-properties style:font-name-complex="Arial" fo:font-size="10pt" style:font-size-asian="10pt"/>
    </style:style>
    <style:style style:name="TableCell49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0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P501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 style:text-underline-type="single" style:text-underline-style="solid" style:text-underline-width="auto" style:text-underline-mode="continuous"/>
    </style:style>
    <style:style style:name="TableCell502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3" style:parent-style-name="Normalny" style:family="paragraph">
      <style:paragraph-properties style:snap-to-layout-grid="false"/>
      <style:text-properties style:font-name-complex="Arial" fo:font-size="9pt" style:font-size-asian="9pt" style:font-size-complex="9pt"/>
    </style:style>
    <style:style style:name="TableRow504" style:family="table-row">
      <style:table-row-properties style:min-row-height="0.3097in" style:use-optimal-row-height="false"/>
    </style:style>
    <style:style style:name="TableCell50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6" style:parent-style-name="Normalny" style:family="paragraph">
      <style:paragraph-properties style:snap-to-layout-grid="false" fo:text-align="center" style:line-height-at-least="0.0694in"/>
      <style:text-properties style:font-name-complex="Arial" fo:font-size="10pt" style:font-size-asian="10pt"/>
    </style:style>
    <style:style style:name="TableCell50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8" style:parent-style-name="Normalny" style:family="paragraph">
      <style:paragraph-properties style:snap-to-layout-grid="false" style:line-height-at-least="0.0694in"/>
    </style:style>
    <style:style style:name="T509" style:parent-style-name="Domyślnaczcionkaakapitu" style:family="text">
      <style:text-properties style:font-name-complex="Arial" fo:font-size="10pt" style:font-size-asian="10pt"/>
    </style:style>
    <style:style style:name="T510" style:parent-style-name="Domyślnaczcionkaakapitu" style:family="text">
      <style:text-properties style:font-name-complex="Arial" fo:font-weight="bold" style:font-weight-asian="bold" fo:font-size="10pt" style:font-size-asian="10pt"/>
    </style:style>
    <style:style style:name="T511" style:parent-style-name="Domyślnaczcionkaakapitu" style:family="text">
      <style:text-properties style:font-name-complex="Arial" fo:font-size="10pt" style:font-size-asian="10pt"/>
    </style:style>
    <style:style style:name="TableCell51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3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P514" style:parent-style-name="Normalny" style:family="paragraph">
      <style:paragraph-properties style:snap-to-layout-grid="false" fo:text-align="justify" style:line-height-at-least="0.0694in"/>
      <style:text-properties style:font-name-complex="Arial" fo:font-size="10pt" style:font-size-asian="10pt"/>
    </style:style>
    <style:style style:name="P515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P516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P517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P518" style:parent-style-name="Normalny" style:family="paragraph">
      <style:paragraph-properties style:snap-to-layout-grid="false" style:line-height-at-least="0.0694in"/>
    </style:style>
    <style:style style:name="T519" style:parent-style-name="Domyślnaczcionkaakapitu" style:family="text">
      <style:text-properties style:font-name-complex="Arial" fo:font-size="10pt" style:font-size-asian="10pt" style:text-underline-type="single" style:text-underline-style="solid" style:text-underline-width="auto" style:text-underline-mode="continuous"/>
    </style:style>
    <style:style style:name="TableCell520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21" style:parent-style-name="Normalny" style:family="paragraph">
      <style:paragraph-properties style:snap-to-layout-grid="false"/>
      <style:text-properties style:font-name-complex="Arial" fo:font-size="9pt" style:font-size-asian="9pt" style:font-size-complex="9pt"/>
    </style:style>
    <style:style style:name="TableRow522" style:family="table-row">
      <style:table-row-properties style:min-row-height="0.3097in" style:use-optimal-row-height="false"/>
    </style:style>
    <style:style style:name="TableCell52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4" style:parent-style-name="Normalny" style:family="paragraph">
      <style:paragraph-properties style:snap-to-layout-grid="false" fo:text-align="center" style:line-height-at-least="0.0694in"/>
      <style:text-properties style:font-name-complex="Arial" fo:font-size="10pt" style:font-size-asian="10pt"/>
    </style:style>
    <style:style style:name="TableCell52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6" style:parent-style-name="Normalny" style:family="paragraph">
      <style:paragraph-properties style:snap-to-layout-grid="false" style:line-height-at-least="0.0694in"/>
    </style:style>
    <style:style style:name="T527" style:parent-style-name="Domyślnaczcionkaakapitu" style:family="text">
      <style:text-properties fo:font-size="10pt" style:font-size-asian="10pt"/>
    </style:style>
    <style:style style:name="T528" style:parent-style-name="Domyślnaczcionkaakapitu" style:family="text">
      <style:text-properties fo:font-weight="bold" style:font-weight-asian="bold" fo:font-size="10pt" style:font-size-asian="10pt"/>
    </style:style>
    <style:style style:name="T529" style:parent-style-name="Domyślnaczcionkaakapitu" style:family="text">
      <style:text-properties fo:font-size="10pt" style:font-size-asian="10pt"/>
    </style:style>
    <style:style style:name="P530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53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32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P533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P534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P535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P536" style:parent-style-name="Normalny" style:family="paragraph">
      <style:paragraph-properties style:snap-to-layout-grid="false" style:line-height-at-least="0.0694in"/>
    </style:style>
    <style:style style:name="T537" style:parent-style-name="Domyślnaczcionkaakapitu" style:family="text">
      <style:text-properties style:font-name-complex="Arial" fo:font-size="10pt" style:font-size-asian="10pt"/>
    </style:style>
    <style:style style:name="T538" style:parent-style-name="Domyślnaczcionkaakapitu" style:family="text">
      <style:text-properties fo:font-size="10pt" style:font-size-asian="10pt"/>
    </style:style>
    <style:style style:name="P539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P540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P541" style:parent-style-name="Normalny" style:family="paragraph">
      <style:paragraph-properties style:snap-to-layout-grid="false" fo:text-align="justify" style:line-height-at-least="0.0694in"/>
    </style:style>
    <style:style style:name="T542" style:parent-style-name="Domyślnaczcionkaakapitu" style:family="text">
      <style:text-properties style:font-name-complex="Arial" fo:font-size="10pt" style:font-size-asian="10pt"/>
    </style:style>
    <style:style style:name="T543" style:parent-style-name="Domyślnaczcionkaakapitu" style:family="text">
      <style:text-properties style:font-name-asian="Arial" style:font-name-complex="Arial" fo:font-size="10pt" style:font-size-asian="10pt"/>
    </style:style>
    <style:style style:name="T544" style:parent-style-name="Domyślnaczcionkaakapitu" style:family="text">
      <style:text-properties fo:font-size="10pt" style:font-size-asian="10pt"/>
    </style:style>
    <style:style style:name="P545" style:parent-style-name="Normalny" style:family="paragraph">
      <style:paragraph-properties style:snap-to-layout-grid="false" fo:text-align="justify" style:line-height-at-least="0.0694in"/>
      <style:text-properties style:font-name-complex="Arial" fo:font-size="10pt" style:font-size-asian="10pt"/>
    </style:style>
    <style:style style:name="P546" style:parent-style-name="Normalny" style:family="paragraph">
      <style:paragraph-properties style:snap-to-layout-grid="false" fo:text-align="justify" style:line-height-at-least="0.0694in"/>
    </style:style>
    <style:style style:name="T547" style:parent-style-name="Domyślnaczcionkaakapitu" style:family="text">
      <style:text-properties style:font-name-complex="Arial" fo:font-size="10pt" style:font-size-asian="10pt"/>
    </style:style>
    <style:style style:name="T548" style:parent-style-name="Domyślnaczcionkaakapitu" style:family="text">
      <style:text-properties style:font-name-asian="Arial" style:font-name-complex="Arial" fo:font-size="10pt" style:font-size-asian="10pt"/>
    </style:style>
    <style:style style:name="T549" style:parent-style-name="Domyślnaczcionkaakapitu" style:family="text">
      <style:text-properties fo:font-size="10pt" style:font-size-asian="10pt"/>
    </style:style>
    <style:style style:name="P550" style:parent-style-name="Normalny" style:family="paragraph">
      <style:paragraph-properties style:snap-to-layout-grid="false" style:line-height-at-least="0.0694in"/>
    </style:style>
    <style:style style:name="T551" style:parent-style-name="Domyślnaczcionkaakapitu" style:family="text">
      <style:text-properties style:font-name-complex="Arial" fo:font-size="10pt" style:font-size-asian="10pt" style:text-underline-type="single" style:text-underline-style="solid" style:text-underline-width="auto" style:text-underline-mode="continuous"/>
    </style:style>
    <style:style style:name="TableCell552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53" style:parent-style-name="Normalny" style:family="paragraph">
      <style:paragraph-properties style:snap-to-layout-grid="false"/>
      <style:text-properties style:font-name-complex="Arial" fo:font-size="9pt" style:font-size-asian="9pt" style:font-size-complex="9pt"/>
    </style:style>
    <style:style style:name="TableRow554" style:family="table-row">
      <style:table-row-properties style:min-row-height="0.3097in" style:use-optimal-row-height="false"/>
    </style:style>
    <style:style style:name="TableCell55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6" style:parent-style-name="Normalny" style:family="paragraph">
      <style:paragraph-properties style:snap-to-layout-grid="false" fo:text-align="center" style:line-height-at-least="0.0694in"/>
      <style:text-properties style:font-name-complex="Arial" fo:font-size="10pt" style:font-size-asian="10pt"/>
    </style:style>
    <style:style style:name="TableCell55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8" style:parent-style-name="Normalny" style:family="paragraph">
      <style:paragraph-properties style:snap-to-layout-grid="false" style:line-height-at-least="0.0694in"/>
    </style:style>
    <style:style style:name="T559" style:parent-style-name="Domyślnaczcionkaakapitu" style:family="text">
      <style:text-properties fo:font-size="10pt" style:font-size-asian="10pt"/>
    </style:style>
    <style:style style:name="T560" style:parent-style-name="Domyślnaczcionkaakapitu" style:family="text">
      <style:text-properties fo:font-weight="bold" style:font-weight-asian="bold" fo:font-size="10pt" style:font-size-asian="10pt"/>
    </style:style>
    <style:style style:name="T561" style:parent-style-name="Domyślnaczcionkaakapitu" style:family="text">
      <style:text-properties fo:font-size="10pt" style:font-size-asian="10pt"/>
    </style:style>
    <style:style style:name="P562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TableCell56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4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P565" style:parent-style-name="Normalny" style:family="paragraph">
      <style:paragraph-properties style:snap-to-layout-grid="false" style:line-height-at-least="0.0694in"/>
      <style:text-properties style:font-name-complex="Arial" fo:font-weight="bold" style:font-weight-asian="bold" fo:font-size="10pt" style:font-size-asian="10pt"/>
    </style:style>
    <style:style style:name="P566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P567" style:parent-style-name="Normalny" style:family="paragraph">
      <style:paragraph-properties style:snap-to-layout-grid="false" style:line-height-at-least="0.0694in"/>
      <style:text-properties style:font-name-complex="Arial" fo:font-size="10pt" style:font-size-asian="10pt"/>
    </style:style>
    <style:style style:name="P568" style:parent-style-name="Normalny" style:family="paragraph">
      <style:paragraph-properties style:snap-to-layout-grid="false" style:line-height-at-least="0.0694in"/>
    </style:style>
    <style:style style:name="T569" style:parent-style-name="Domyślnaczcionkaakapitu" style:family="text">
      <style:text-properties style:font-name-complex="Arial" fo:font-size="10pt" style:font-size-asian="10pt" style:text-underline-type="single" style:text-underline-style="solid" style:text-underline-width="auto" style:text-underline-mode="continuous"/>
    </style:style>
    <style:style style:name="TableCell570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71" style:parent-style-name="Normalny" style:family="paragraph">
      <style:paragraph-properties style:snap-to-layout-grid="false"/>
      <style:text-properties style:font-name-complex="Arial" fo:font-size="9pt" style:font-size-asian="9pt" style:font-size-complex="9pt"/>
    </style:style>
    <style:style style:name="P572" style:parent-style-name="Podpispodobiektem" style:family="paragraph">
      <style:text-properties fo:font-style="italic" style:font-style-asian="italic" style:font-style-complex="italic"/>
    </style:style>
    <style:style style:name="P573" style:parent-style-name="Normalny" style:family="paragraph">
      <style:paragraph-properties fo:line-height="100%"/>
      <style:text-properties fo:font-style="italic" style:font-style-asian="italic" style:font-style-complex="italic" fo:font-size="10pt" style:font-size-asian="10pt"/>
    </style:style>
    <style:style style:name="P574" style:parent-style-name="Normalny" style:family="paragraph">
      <style:paragraph-properties fo:line-height="100%" fo:margin-left="0.1972in" fo:text-indent="0.25in">
        <style:tab-stops/>
      </style:paragraph-properties>
      <style:text-properties fo:font-weight="bold" style:font-weight-asian="bold" fo:font-size="11pt" style:font-size-asian="11pt"/>
    </style:style>
    <style:style style:name="P575" style:parent-style-name="Normalny" style:family="paragraph">
      <style:paragraph-properties fo:text-align="justify" fo:line-height="100%" fo:margin-left="0.4472in">
        <style:tab-stops/>
      </style:paragraph-properties>
      <style:text-properties fo:font-size="10pt" style:font-size-asian="10pt"/>
    </style:style>
    <style:style style:name="P576" style:parent-style-name="Nagłówek1" style:family="paragraph"/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5">
            <text:p text:style-name="P9"><draw:frame draw:z-index="251656704" draw:id="id0" draw:style-name="a0" draw:name="Text Box 2" text:anchor-type="paragraph" svg:x="-0.02361in" svg:y="0.02847in" svg:width="1.97986in" svg:height="0.25764in" style:rel-width="scale" style:rel-height="scale"><draw:text-box><text:p text:style-name="P12"><text:s/>tester sp. z o.o.</text:p></draw:text-box><svg:title/><svg:desc/></draw:frame></text:p>
            <text:p text:style-name="P13">ul.Wałbrzyska<text:s/>18A<text:s text:c="6"/>58-160 Świebodzice</text:p>
          </table:table-cell>
          <table:covered-table-cell/>
          <table:covered-table-cell/>
          <table:covered-table-cell/>
          <table:covered-table-cell/>
        </table:table-row>
        <table:table-row table:style-name="TableRow14">
          <table:table-cell table:style-name="TableCell15" table:number-columns-spanned="5">
            <text:p text:style-name="P16"/>
            <text:p text:style-name="P17"><text:s/></text:p>
            <text:p text:style-name="Normalny"><draw:frame draw:z-index="251658752" draw:id="id1" draw:style-name="a1" draw:name="Text Box 4" text:anchor-type="paragraph" svg:x="5.62708in" svg:y="0.37222in" svg:width="0.28125in" svg:height="0.18194in" style:rel-width="scale" style:rel-height="scale"><draw:text-box><text:p text:style-name="P18">XI</text:p></draw:text-box><svg:title/><svg:desc/></draw:frame><draw:frame draw:z-index="251657728" draw:id="id2" draw:style-name="a2" draw:name="Text Box 3" text:anchor-type="paragraph" svg:x="5.43681in" svg:y="-0.05625in" svg:width="0.71806in" svg:height="0.22639in" style:rel-width="scale" style:rel-height="scale"><draw:text-box><text:p text:style-name="P19">04/2011</text:p></draw:text-box><svg:title/><svg:desc/></draw:frame><text:span text:style-name="T20"><text:s text:c="75"/>SzWT-..................</text:span></text:p>
            <text:p text:style-name="P21"><text:s text:c="105"/>wydanie ...................</text:p>
            <text:p text:style-name="P22"><text:tab/><text:tab/><text:tab/><text:tab/><text:tab/><text:tab/><text:tab/><text:tab/></text:p>
            <text:p text:style-name="P23">SZCZEGÓŁOWE <text:s text:c="2"/>WYMAGANIA <text:s/>TECHNICZNE <text:s/></text:p>
            <text:p text:style-name="P24"><text:bookmark-start text:name="_Toc284229513"/>Na panele sterowania z uniwersalną płytą sterowania do kotłów gazowych centralnego ogrzewania<text:bookmark-end text:name="_Toc284229513"/></text:p>
            <text:p text:style-name="P25">Oznaczenie typu:</text:p>
            <text:list text:style-name="LFO5" text:continue-numbering="true">
              <text:list-item>
                <text:p text:style-name="P26">Monotermiczny z otwartą komorą<text:s/>–<text:s/>UNI02<text:s/>MAJ1Zxx</text:p>
              </text:list-item>
              <text:list-item>
                <text:p text:style-name="P27">Monotermiczny z zmkniętą komorą<text:s/>–<text:s/>UNI02<text:s/>MTJ1Zxx</text:p>
              </text:list-item>
              <text:list-item>
                <text:p text:style-name="P28">Bitermiczny<text:s/>z otwartą komorą–<text:s/>UNI02<text:s/>BAJ0P0x</text:p>
              </text:list-item>
              <text:list-item>
                <text:p text:style-name="P29">Bitermiczny<text:s/>z zamkniętą komorą<text:s/>–<text:s/>UNI02<text:s/>BTJ0P0x</text:p>
              </text:list-item>
              <text:list-item>
                <text:p text:style-name="P30">Bitermiczny<text:s/>z otwartą komorą<text:s/>–<text:s/>UNI02<text:s/>BAJ0P1x</text:p>
              </text:list-item>
              <text:list-item>
                <text:p text:style-name="P31">Bitermiczny<text:s/>z zamkniętą komorą<text:s/>–<text:s/>UNI02<text:s/>BTJ0P1x</text:p>
              </text:list-item>
              <text:list-item>
                <text:p text:style-name="P32">Monotermiczny z otwartą komorą<text:s/>–<text:s/>UNI02<text:s/>MAJ1Pxx</text:p>
              </text:list-item>
              <text:list-item>
                <text:p text:style-name="P33">Monotermiczny z zmkniętą komorą<text:s/>–<text:s/>UNI02<text:s/>MTJ1Pxx</text:p>
              </text:list-item>
            </text:list>
            <text:p text:style-name="P34"/>
            <text:p text:style-name="P35"><text:span text:style-name="T36">Wersja oprogramowania 1</text:span><text:span text:style-name="T37">6</text:span></text:p>
            <text:p text:style-name="P38"/>
            <text:p text:style-name="P39"/>
            <text:p text:style-name="P40"/>
            <text:p text:style-name="P41"/>
            <text:p text:style-name="Normalny"/>
            <text:p text:style-name="Normalny"/>
            <text:p text:style-name="P42"/>
            <text:p text:style-name="P43"/>
            <text:p text:style-name="P44"/>
            <text:p text:style-name="P45"/>
            <text:p text:style-name="P46"/>
            <text:p text:style-name="P47"/>
            <text:p text:style-name="P48"><text:tab/></text:p>
            <text:p text:style-name="P49"/>
            <text:p text:style-name="P50"/>
            <text:p text:style-name="P51"/>
            <text:p text:style-name="P52"/>
            <text:p text:style-name="P53"/>
            <text:p text:style-name="P54"><text:tab/></text:p>
            <text:p text:style-name="P55"/>
            <text:p text:style-name="P56"/>
            <text:p text:style-name="P57"/>
            <text:p text:style-name="P58"/>
            <text:p text:style-name="P59"/>
            <text:p text:style-name="P60"/>
            <text:p text:style-name="P61"/>
          </table:table-cell>
          <table:covered-table-cell/>
          <table:covered-table-cell/>
          <table:covered-table-cell/>
          <table:covered-table-cell/>
        </table:table-row>
        <table:table-row table:style-name="TableRow62">
          <table:table-cell table:style-name="TableCell63">
            <text:p text:style-name="P64">Opracował:<text:s/></text:p>
          </table:table-cell>
          <table:table-cell table:style-name="TableCell65">
            <text:p text:style-name="P66">Kierownik działu TT</text:p>
          </table:table-cell>
          <table:table-cell table:style-name="TableCell67">
            <text:p text:style-name="P68">mgr inż. Sławomir Wierzbicki</text:p>
          </table:table-cell>
          <table:table-cell table:style-name="TableCell69">
            <text:p text:style-name="P70">Data i podpis</text:p>
          </table:table-cell>
          <table:table-cell>
            <text:p text:style-name="P70"/>
          </table:table-cell>
        </table:table-row>
        <table:table-row table:style-name="TableRow71">
          <table:table-cell table:style-name="TableCell72">
            <text:p text:style-name="P73">Sprawdził:</text:p>
          </table:table-cell>
          <table:table-cell table:style-name="TableCell74">
            <text:p text:style-name="P75">Konstruktor</text:p>
          </table:table-cell>
          <table:table-cell table:style-name="TableCell76">
            <text:p text:style-name="P77">mgr inż.<text:s/>Paweł Dudek</text:p>
          </table:table-cell>
          <table:table-cell table:style-name="TableCell78">
            <text:p text:style-name="P79">Data i podpis</text:p>
          </table:table-cell>
          <table:table-cell>
            <text:p text:style-name="P79"/>
          </table:table-cell>
        </table:table-row>
        <table:table-row table:style-name="TableRow80">
          <table:table-cell table:style-name="TableCell81">
            <text:p text:style-name="P82">Zatwierdził:</text:p>
          </table:table-cell>
          <table:table-cell table:style-name="TableCell83">
            <text:p text:style-name="P84">Prezes</text:p>
          </table:table-cell>
          <table:table-cell table:style-name="TableCell85">
            <text:p text:style-name="P86">mgr inż. Tadeusz Hajnowski</text:p>
          </table:table-cell>
          <table:table-cell table:style-name="TableCell87">
            <text:p text:style-name="P88">Data i podpis</text:p>
          </table:table-cell>
          <table:table-cell>
            <text:p text:style-name="P88"/>
          </table:table-cell>
        </table:table-row>
      </table:table>
      <text:p text:style-name="Normalny"/>
      <text:soft-page-break/>
      <text:p text:style-name="Normalny"><text:tab/><text:tab/><text:tab/><text:tab/><text:tab/><text:tab/><text:tab/><text:tab/></text:p>
      <text:section text:name="Sect1" text:style-name="S1">
        <text:h text:style-name="P89" text:outline-level="5">Spis treści:</text:h>
        <table:table table:style-name="Table90">
          <table:table-columns>
            <table:table-column table:style-name="TableColumn91"/>
            <table:table-column table:style-name="TableColumn92"/>
          </table:table-columns>
          <table:table-header-rows>
            <table:table-row table:style-name="TableRow93">
              <table:table-cell table:style-name="TableCell94">
                <text:table-of-content text:name="_TOC0">
                  <text:table-of-content-source text:outline-level="3" text:use-outline-level="true" text:use-index-marks="false" text:use-index-source-styles="false" text:index-scope="document">
                    <text:table-of-content-entry-template text:outline-level="1" text:style-name="Spistreści1">
                      <text:index-entry-link-start/>
                      <text:index-entry-text/>
                      <text:index-entry-tab-stop style:leader-char="." style:type="right"/>
                      <text:index-entry-page-number/>
                      <text:index-entry-link-end/>
                    </text:table-of-content-entry-template>
                    <text:table-of-content-entry-template text:outline-level="2" text:style-name="Spistreści2">
                      <text:index-entry-link-start/>
                      <text:index-entry-text/>
                      <text:index-entry-tab-stop style:leader-char="." style:type="right"/>
                      <text:index-entry-page-number/>
                      <text:index-entry-link-end/>
                    </text:table-of-content-entry-template>
                    <text:table-of-content-entry-template text:outline-level="3" text:style-name="Spistreści3">
                      <text:index-entry-link-start/>
                      <text:index-entry-text/>
                      <text:index-entry-tab-stop style:leader-char="." style:type="right"/>
                      <text:index-entry-page-number/>
                      <text:index-entry-link-end/>
                    </text:table-of-content-entry-template>
                  </text:table-of-content-source>
                  <text:index-body>
                    <text:p text:style-name="P95"><text:a xlink:href="#_Toc290236019" office:target-frame-name="_top" xlink:show="replace"><text:span text:style-name="Hiperłącze">1. WSTĘP.</text:span><text:tab/>3</text:a></text:p>
                    <text:p text:style-name="P96"><text:a xlink:href="#_Toc290236020" office:target-frame-name="_top" xlink:show="replace"><text:span text:style-name="Hiperłącze">2. DOKUMENTY odkreślające SZCZEGÓŁOWE WYMAGANIA TECHNICZNE DLA <text:s/>KONKRETNEGO TYPU KOTŁA</text:span><text:tab/>3</text:a></text:p>
                    <text:p text:style-name="P97"><text:a xlink:href="#_Toc290236021" office:target-frame-name="_top" xlink:show="replace"><text:span text:style-name="Hiperłącze">3. KONFIGURACJA STEROWNIKA Z UNIWERSALNĄ PŁYTĄ STEROWANIA.</text:span><text:tab/>3</text:a></text:p>
                    <text:p text:style-name="P98"><text:a xlink:href="#_Toc290236022" office:target-frame-name="_top" xlink:show="replace"><text:span text:style-name="Hiperłącze">3.1. Programowane parametry układu sterowania.</text:span><text:tab/>3</text:a></text:p>
                    <text:p text:style-name="P99"><text:a xlink:href="#_Toc290236023" office:target-frame-name="_top" xlink:show="replace"><text:span text:style-name="Hiperłącze">3.2. Procedura programowania parametrów układu sterowania.</text:span><text:tab/>5</text:a></text:p>
                  </text:index-body>
                </text:table-of-content>
                <text:p text:style-name="P100"/>
              </table:table-cell>
              <table:table-cell table:style-name="TableCell101">
                <text:p text:style-name="P102"/>
              </table:table-cell>
            </table:table-row>
          </table:table-header-rows>
        </table:table>
        <text:p text:style-name="P103"/>
        <text:p text:style-name="P104"/>
        <text:p text:style-name="P105"/>
        <text:p text:style-name="P106"/>
        <text:p text:style-name="P107"/>
        <text:p text:style-name="P108"/>
        <text:p text:style-name="P109"/>
        <text:p text:style-name="P110"/>
        <text:p text:style-name="P111"/>
        <text:p text:style-name="P112"/>
        <text:p text:style-name="P113"/>
        <text:p text:style-name="P114"/>
        <text:p text:style-name="P115"/>
        <text:p text:style-name="P116"/>
        <text:p text:style-name="P117"/>
        <text:p text:style-name="P118"/>
        <text:p text:style-name="P119"/>
        <text:p text:style-name="P120"/>
        <text:p text:style-name="P121"/>
        <text:p text:style-name="P122"/>
        <text:p text:style-name="P123"/>
        <text:p text:style-name="P124"/>
        <text:p text:style-name="P125"/>
        <text:p text:style-name="P126"/>
        <text:p text:style-name="P127"/>
        <text:p text:style-name="P128"/>
        <text:p text:style-name="P129"/>
        <text:p text:style-name="P130"/>
        <text:p text:style-name="P131"/>
        <text:p text:style-name="P132"/>
        <text:h text:style-name="P133" text:outline-level="1"><text:bookmark-start text:name="_Toc284229514"/><text:bookmark-start text:name="_Toc284229728"/><text:bookmark-start text:name="_Toc290236019"/><text:soft-page-break/>1. WSTĘP.<text:bookmark-end text:name="_Toc284229514"/><text:bookmark-end text:name="_Toc284229728"/><text:bookmark-end text:name="_Toc290236019"/></text:h>
        <text:p text:style-name="P134">Panel sterowania powinien być zaprojektowany zgodnie z następującymi Standardami Europejskimi:</text:p>
        <text:p text:style-name="P135"><text:span text:style-name="T136">PN-EN 298/2003</text:span><text:span text:style-name="T137"><text:s text:c="2"/>- <text:s/></text:span><text:span text:style-name="T138"><text:tab/>Automatyczne układy sterowania do palników gazowych i urządzeń spalających gaz<text:s/></text:span></text:p>
        <text:p text:style-name="P139"><text:span text:style-name="T140">PN-EN 60730-1:2002</text:span><text:span text:style-name="T141"><text:tab/><text:s text:c="3"/></text:span><text:span text:style-name="T142">-</text:span><text:span text:style-name="T143"><text:tab/>Automatyczne regulatory elektryczne do użytku domowego i podobnego</text:span><text:span text:style-name="T144"><text:s/></text:span></text:p>
        <text:p text:style-name="P145">Zintegrowany panel sterowania musi zapewnić wszelkie zasady bezpieczeństwa i regulacji, niezbędne do sterowania atmosferycznymi kotłami gazowymi centralnego ogrzewania, zarówno przepływowymi jak i zasobnikowymi.<text:s/></text:p>
        <text:p text:style-name="P146">Obudowa sterownika powinna zapewnić I klasę ochrony przed porażeniem elektrycznym wg <text:s/>PN-EN 60335-1 po zamontowaniu w gotowym wyrobie.</text:p>
        <text:p text:style-name="P147">Szczegółowe wymagania techniczne określają szczegóły konstrukcyjno-funkcjonalne obowiązujące przy opracowaniu konstrukcji panelu oraz w procesie jego odbioru.</text:p>
        <text:p text:style-name="P148"><text:s/></text:p>
        <text:h text:style-name="P149" text:outline-level="1"><text:bookmark-start text:name="_Toc284229515"/><text:bookmark-start text:name="_Toc284229729"/><text:bookmark-start text:name="_Toc290236020"/>2. DOKUMENTY odkreślające SZCZEGÓŁOWE WYMAGANIA TECHNICZNE DLA <text:s/>KONKRETNEGO TYPU KOTŁA<text:bookmark-end text:name="_Toc284229515"/><text:bookmark-end text:name="_Toc284229729"/><text:bookmark-end text:name="_Toc290236020"/></text:h>
        <text:p text:style-name="P150"><text:tab/>Dla każdego typu kotła wyposażonego w panel sterowania rodziny<text:s/>UNI02<text:s/>obowiązują następujące szczegółowe wymagania techniczne:</text:p>
        <table:table table:style-name="Table151">
          <table:table-columns>
            <table:table-column table:style-name="TableColumn152"/>
            <table:table-column table:style-name="TableColumn153"/>
            <table:table-column table:style-name="TableColumn154"/>
            <table:table-column table:style-name="TableColumn155"/>
          </table:table-columns>
          <table:table-header-rows>
            <table:table-row table:style-name="TableRow156">
              <table:table-cell table:style-name="TableCell157">
                <text:p text:style-name="P158">L.p.</text:p>
              </table:table-cell>
              <table:table-cell table:style-name="TableCell159">
                <text:p text:style-name="P160">Nazwa ster.</text:p>
              </table:table-cell>
              <table:table-cell table:style-name="TableCell161">
                <text:p text:style-name="P162">Oznaczenie typu</text:p>
              </table:table-cell>
              <table:table-cell table:style-name="TableCell163">
                <text:p text:style-name="P164">Dokument SzWT</text:p>
              </table:table-cell>
            </table:table-row>
          </table:table-header-rows>
          <table:table-row table:style-name="TableRow165">
            <table:table-cell table:style-name="TableCell166">
              <text:p text:style-name="P167">1.</text:p>
            </table:table-cell>
            <table:table-cell table:style-name="TableCell168">
              <text:p text:style-name="P169">Unico</text:p>
            </table:table-cell>
            <table:table-cell table:style-name="TableCell170">
              <text:p text:style-name="P171">UNI02<text:s/>MAJ1Zxx,<text:s/>UNI02<text:s/>MTJ1Zxx</text:p>
            </table:table-cell>
            <table:table-cell table:style-name="TableCell172">
              <text:p text:style-name="P173">SzWT-03/2011</text:p>
            </table:table-cell>
          </table:table-row>
          <table:table-row table:style-name="TableRow174">
            <table:table-cell table:style-name="TableCell175">
              <text:p text:style-name="P176">2.</text:p>
            </table:table-cell>
            <table:table-cell table:style-name="TableCell177">
              <text:p text:style-name="P178">MiniTerm</text:p>
              <text:p text:style-name="P179">MaxiTerm</text:p>
            </table:table-cell>
            <table:table-cell table:style-name="TableCell180">
              <text:p text:style-name="P181">UNI02<text:s/>BAJ0P0x,<text:s/>UNI02<text:s/>BTJ0P0x<text:s/></text:p>
              <text:p text:style-name="P182">UNI02<text:s/>BAJ0P1x,<text:s/>UNI02<text:s/>BTJ0P1x<text:s/></text:p>
            </table:table-cell>
            <table:table-cell table:style-name="TableCell183">
              <text:p text:style-name="P184">SzWT-01/2011</text:p>
            </table:table-cell>
          </table:table-row>
          <table:table-row table:style-name="TableRow185">
            <table:table-cell table:style-name="TableCell186">
              <text:p text:style-name="P187">3.</text:p>
            </table:table-cell>
            <table:table-cell table:style-name="TableCell188">
              <text:p text:style-name="P189"><text:span text:style-name="T190">MiniMax Dynamic</text:span></text:p>
            </table:table-cell>
            <table:table-cell table:style-name="TableCell191">
              <text:p text:style-name="P192">UNI02<text:s/>MAJ1Pxx,<text:s/>UNI02<text:s/>MTJ1Pxx</text:p>
            </table:table-cell>
            <table:table-cell table:style-name="TableCell193">
              <text:p text:style-name="P194">SzWT-02/2011</text:p>
            </table:table-cell>
          </table:table-row>
        </table:table>
        <text:p text:style-name="P195"><text:bookmark-start text:name="DDE_LINK11"/>Tab. 1.<text:s/><text:bookmark-end text:name="DDE_LINK11"/>Obowiązujące dokumenty SzWT dla określonych typów kotła</text:p>
        <text:h text:style-name="Nagłówek1" text:outline-level="1"><text:bookmark-start text:name="_Toc284229516"/><text:bookmark-start text:name="_Toc284229730"/><text:bookmark-start text:name="_Toc290236021"/>3. KONFIGURACJA STEROWNIKA Z UNIWERSALNĄ PŁYTĄ STEROWANIA.<text:bookmark-end text:name="_Toc284229516"/><text:bookmark-end text:name="_Toc284229730"/><text:bookmark-end text:name="_Toc290236021"/></text:h>
        <text:p text:style-name="P196"/>
        <text:p text:style-name="P197">Uniwersalną płytę sterowania (z<text:s/>zamontowaną zworką<text:s/>konfiguracyjną CM) można konfigurować do współpracy z dowolnym z wymienionych powyżej typów kotła. Wybór trybu pracy sterownika determinuje jego zachowanie zgodne z wymogami zawartymi w SzWT dla wybranego typu kotła, Wyjątek stanowi tutaj procedura konfiguracji której algorytm umożliwia wprowadzenie sterownika w tryb pracy odpowiedni dla kotła na którym zamontowany został panel sterowania.<text:s/></text:p>
        <text:p text:style-name="P198"/>
        <text:h text:style-name="Nagłówek2" text:outline-level="2"><text:tab/><text:bookmark-start text:name="_Toc284229517"/><text:bookmark-start text:name="_Toc284229731"/><text:bookmark-start text:name="_Toc290236022"/>3.1. Programowane parametry układu sterowania.<text:bookmark-end text:name="_Toc284229517"/><text:bookmark-end text:name="_Toc284229731"/><text:bookmark-end text:name="_Toc290236022"/></text:h>
        <text:p text:style-name="P199"/>
        <text:p text:style-name="P200">Za pomocą procedury programowej możliwa jest zmiana następujących parametrów układu sterowania:</text:p>
        <table:table table:style-name="Table201">
          <table:table-columns>
            <table:table-column table:style-name="TableColumn202"/>
            <table:table-column table:style-name="TableColumn203"/>
            <table:table-column table:style-name="TableColumn204"/>
            <table:table-column table:style-name="TableColumn205"/>
          </table:table-columns>
          <table:table-header-rows>
            <table:table-row table:style-name="TableRow206">
              <table:table-cell table:style-name="TableCell207">
                <text:p text:style-name="P208"><text:span text:style-name="T209">Lp</text:span>.</text:p>
              </table:table-cell>
              <table:table-cell table:style-name="TableCell210">
                <text:p text:style-name="P211"><text:span text:style-name="T212">Parametr</text:span><text:s/></text:p>
              </table:table-cell>
              <table:table-cell table:style-name="TableCell213">
                <text:p text:style-name="P214">Przyjmowane wartości</text:p>
              </table:table-cell>
              <table:table-cell table:style-name="TableCell215">
                <text:p text:style-name="P216">Uwagi</text:p>
              </table:table-cell>
            </table:table-row>
          </table:table-header-rows>
          <table:table-row table:style-name="TableRow217">
            <table:table-cell table:style-name="TableCell218">
              <text:p text:style-name="P219">1.</text:p>
            </table:table-cell>
            <table:table-cell table:style-name="TableCell220">
              <text:p text:style-name="P221"><text:span text:style-name="T222">„</text:span><text:span text:style-name="T223">P0</text:span><text:span text:style-name="T224">1</text:span><text:span text:style-name="T225">” = moc startowa</text:span></text:p>
            </table:table-cell>
            <table:table-cell table:style-name="TableCell226">
              <text:p text:style-name="P227">0 ÷ 99<text:tab/>(100 kroków od min do max.)</text:p>
              <text:p text:style-name="P228"><text:span text:style-name="T229">domyślnie<text:s/></text:span><text:span text:style-name="T230">40</text:span></text:p>
            </table:table-cell>
            <table:table-cell table:style-name="TableCell231" table:number-rows-spanned="4">
              <text:p text:style-name="P232"/>
            </table:table-cell>
          </table:table-row>
          <table:table-row table:style-name="TableRow233">
            <table:table-cell table:style-name="TableCell234">
              <text:p text:style-name="P235">2.</text:p>
            </table:table-cell>
            <table:table-cell table:style-name="TableCell236">
              <text:p text:style-name="P237"><text:span text:style-name="T238">„</text:span><text:span text:style-name="T239">P0</text:span><text:span text:style-name="T240">2</text:span><text:span text:style-name="T241">” = moc max.dla W.U.</text:span></text:p>
            </table:table-cell>
            <table:table-cell table:style-name="TableCell242">
              <text:p text:style-name="P243">0 ÷ 99<text:tab/>(100 kroków od min do max.)</text:p>
              <text:p text:style-name="P244"><text:span text:style-name="T245">domyślnie<text:s/></text:span><text:span text:style-name="T246">99</text:span></text:p>
            </table:table-cell>
            <table:covered-table-cell>
              <text:p text:style-name="Normalny"/>
            </table:covered-table-cell>
          </table:table-row>
          <table:table-row table:style-name="TableRow247">
            <table:table-cell table:style-name="TableCell248">
              <text:p text:style-name="P249">3.</text:p>
            </table:table-cell>
            <table:table-cell table:style-name="TableCell250">
              <text:p text:style-name="P251"><text:span text:style-name="T252">„</text:span><text:span text:style-name="T253">P0</text:span><text:span text:style-name="T254">3</text:span><text:span text:style-name="T255">” = moc max. dla W.G.</text:span><text:span text:style-name="T256"><text:tab/></text:span></text:p>
            </table:table-cell>
            <table:table-cell table:style-name="TableCell257">
              <text:p text:style-name="P258">0 ÷ 99<text:tab/>(100 kroków od min do max.)</text:p>
              <text:p text:style-name="P259"><text:span text:style-name="T260">domyślnie<text:s/></text:span><text:span text:style-name="T261">99</text:span></text:p>
            </table:table-cell>
            <table:covered-table-cell>
              <text:p text:style-name="Normalny"/>
            </table:covered-table-cell>
          </table:table-row>
          <table:table-row table:style-name="TableRow262">
            <table:table-cell table:style-name="TableCell263">
              <text:p text:style-name="P264">4.</text:p>
            </table:table-cell>
            <table:table-cell table:style-name="TableCell265">
              <text:p text:style-name="P266"><text:span text:style-name="T267">„</text:span><text:span text:style-name="T268">P0</text:span><text:span text:style-name="T269">4</text:span><text:span text:style-name="T270">” = wybór rodzaju gazu</text:span></text:p>
            </table:table-cell>
            <table:table-cell table:style-name="TableCell271">
              <text:p text:style-name="P272">0 / 1<text:tab/>(0 – ziemny, 1 – płynny)</text:p>
              <text:p text:style-name="P273"><text:span text:style-name="T274">domyślnie<text:s/></text:span><text:span text:style-name="T275">0</text:span></text:p>
            </table:table-cell>
            <table:covered-table-cell>
              <text:p text:style-name="Normalny"/>
            </table:covered-table-cell>
          </table:table-row>
          <table:table-row table:style-name="TableRow276">
            <table:table-cell table:style-name="TableCell277">
              <text:p text:style-name="P278">5.</text:p>
            </table:table-cell>
            <table:table-cell table:style-name="TableCell279">
              <text:p text:style-name="P280"><text:span text:style-name="T281">„</text:span><text:span text:style-name="T282">P0</text:span><text:span text:style-name="T283">5</text:span><text:span text:style-name="T284">” = tryb pracy funkcji „Anty-Legionella”</text:span></text:p>
            </table:table-cell>
            <table:table-cell table:style-name="TableCell285">
              <text:p text:style-name="P286">0 / 1 <text:s text:c="4"/>(0-tryb ręczny, 1-tryb automatyczny)</text:p>
              <text:p text:style-name="P287"><text:span text:style-name="T288">domyślnie 0</text:span></text:p>
            </table:table-cell>
            <table:table-cell table:style-name="TableCell289">
              <text:p text:style-name="P290">Parametr widoczny dla kotłów 1 funkcyjnych (1F)</text:p>
            </table:table-cell>
          </table:table-row>
          <text:soft-page-break/>
          <table:table-row table:style-name="TableRow291">
            <table:table-cell table:style-name="TableCell292">
              <text:p text:style-name="P293">6.</text:p>
            </table:table-cell>
            <table:table-cell table:style-name="TableCell294">
              <text:p text:style-name="P295"><text:span text:style-name="T296">„</text:span><text:span text:style-name="T297">P0</text:span><text:span text:style-name="T298">6</text:span><text:span text:style-name="T299">” = wybór typu kotła</text:span></text:p>
            </table:table-cell>
            <table:table-cell table:style-name="TableCell300">
              <text:p text:style-name="P301">0 / 1 / 2 / 3<text:s/></text:p>
              <text:p text:style-name="P302">0 – Unico<text:s/>(Monotermiczny 1)</text:p>
              <text:p text:style-name="P303">1 – MiniTerm<text:s/>(Bitermiczny 1)</text:p>
              <text:p text:style-name="P304">2<text:s/>– MaxiTerm<text:s/>(Bitermiczny 2)</text:p>
              <text:p text:style-name="P305">3<text:s/>– MiniMax Dynamic<text:s/>(Monotermiczny 2)</text:p>
              <text:p text:style-name="P306"><text:span text:style-name="T307">domyślnie<text:s/></text:span><text:span text:style-name="T308">3</text:span></text:p>
            </table:table-cell>
            <table:table-cell table:style-name="TableCell309">
              <text:p text:style-name="P310">Parametr aktywny przy wyciągniętej zworce CM</text:p>
            </table:table-cell>
          </table:table-row>
          <table:table-row table:style-name="TableRow311">
            <table:table-cell table:style-name="TableCell312">
              <text:p text:style-name="P313">7.</text:p>
            </table:table-cell>
            <table:table-cell table:style-name="TableCell314">
              <text:p text:style-name="P315"><text:span text:style-name="T316">„</text:span><text:span text:style-name="T317">P0</text:span><text:span text:style-name="T318">7</text:span><text:span text:style-name="T319">” = rodzaj obiegu WG</text:span></text:p>
            </table:table-cell>
            <table:table-cell table:style-name="TableCell320">
              <text:p text:style-name="P321">0 / 1 <text:s text:c="4"/>(0-otwarty, 1-zamknięty)</text:p>
              <text:p text:style-name="P322"><text:span text:style-name="T323">domyślnie<text:s/></text:span><text:span text:style-name="T324">1</text:span></text:p>
            </table:table-cell>
            <table:table-cell table:style-name="TableCell325">
              <text:p text:style-name="P326"/>
            </table:table-cell>
          </table:table-row>
          <table:table-row table:style-name="TableRow327">
            <table:table-cell table:style-name="TableCell328">
              <text:p text:style-name="P329">8.</text:p>
            </table:table-cell>
            <table:table-cell table:style-name="TableCell330">
              <text:p text:style-name="P331"><text:span text:style-name="T332">„</text:span><text:span text:style-name="T333">P08</text:span><text:span text:style-name="T334">” = rodzaj ogrzewania</text:span></text:p>
            </table:table-cell>
            <table:table-cell table:style-name="TableCell335">
              <text:p text:style-name="P336">0 / 1 <text:s text:c="4"/>(0-tradycyjne, 1-podłogowe)</text:p>
              <text:p text:style-name="P337"><text:span text:style-name="T338">domyślnie<text:s/></text:span><text:span text:style-name="T339">0</text:span></text:p>
            </table:table-cell>
            <table:table-cell table:style-name="TableCell340">
              <text:p text:style-name="P341"/>
            </table:table-cell>
          </table:table-row>
          <table:table-row table:style-name="TableRow342">
            <table:table-cell table:style-name="TableCell343">
              <text:p text:style-name="P344">9.</text:p>
            </table:table-cell>
            <table:table-cell table:style-name="TableCell345">
              <text:p text:style-name="P346"><text:span text:style-name="T347">„</text:span><text:span text:style-name="T348">P09</text:span><text:span text:style-name="T349">” = rodzaj czujnika ciśnienia</text:span></text:p>
            </table:table-cell>
            <table:table-cell table:style-name="TableCell350">
              <text:p text:style-name="P351">0 / 1<text:s/></text:p>
              <text:p text:style-name="P352">0 – Uz=18V,<text:s/>(0.5V=0bar, 3,5V=4bar)<text:s/></text:p>
              <text:p text:style-name="P353">1<text:s/>– Uz=5V,<text:s/>(0.5V=0bar,<text:s/>2,5V=4bar)</text:p>
              <text:p text:style-name="P354"><text:span text:style-name="T355">domyślnie<text:s/></text:span><text:span text:style-name="T356">0</text:span></text:p>
            </table:table-cell>
            <table:table-cell table:style-name="TableCell357">
              <text:p text:style-name="P358">Wyprowadzenia:<text:s/></text:p>
              <text:p text:style-name="P359">0 - gniazdo M10</text:p>
              <text:p text:style-name="P360"><text:span text:style-name="T361">1 - gniazdo M1</text:span><text:span text:style-name="T362">2</text:span></text:p>
            </table:table-cell>
          </table:table-row>
          <table:table-row table:style-name="TableRow363">
            <table:table-cell table:style-name="TableCell364">
              <text:p text:style-name="P365">10.</text:p>
            </table:table-cell>
            <table:table-cell table:style-name="TableCell366">
              <text:p text:style-name="P367"><text:span text:style-name="T368">„</text:span><text:span text:style-name="T369">P10</text:span><text:span text:style-name="T370">” = rodzaj pompy</text:span></text:p>
            </table:table-cell>
            <table:table-cell table:style-name="TableCell371">
              <text:p text:style-name="P372">0/1 (0-tradycyjna, 1-z modulacja PWM)</text:p>
              <text:p text:style-name="P373"><text:span text:style-name="T374">domyślnie 0</text:span></text:p>
            </table:table-cell>
            <table:table-cell table:style-name="TableCell375">
              <text:p text:style-name="P376"><text:span text:style-name="T377">(opcja – dotyczy płyt z zamontowanym gniazdem M14)</text:span></text:p>
            </table:table-cell>
          </table:table-row>
          <table:table-row table:style-name="TableRow378">
            <table:table-cell table:style-name="TableCell379">
              <text:p text:style-name="P380">11.</text:p>
            </table:table-cell>
            <table:table-cell table:style-name="TableCell381">
              <text:p text:style-name="P382"><text:span text:style-name="T383">„</text:span><text:span text:style-name="T384">P11</text:span><text:span text:style-name="T385">” =<text:s/></text:span><text:span text:style-name="T386">Δ</text:span><text:span text:style-name="T387">T dla pompy z modulacja PWM</text:span></text:p>
            </table:table-cell>
            <table:table-cell table:style-name="TableCell388">
              <text:p text:style-name="P389"><text:span text:style-name="T390">5÷25</text:span><text:span text:style-name="T391">°</text:span><text:span text:style-name="T392">C</text:span></text:p>
              <text:p text:style-name="P393"><text:span text:style-name="T394">domyślnie<text:s/></text:span><text:span text:style-name="T395">6</text:span></text:p>
            </table:table-cell>
            <table:table-cell table:style-name="TableCell396">
              <text:p text:style-name="P397"><text:span text:style-name="T398">Parametr widoczny dla P10=1<text:s/></text:span><text:span text:style-name="T399">i P07=1</text:span></text:p>
            </table:table-cell>
          </table:table-row>
          <table:table-row table:style-name="TableRow400">
            <table:table-cell table:style-name="TableCell401">
              <text:p text:style-name="P402">12.</text:p>
            </table:table-cell>
            <table:table-cell table:style-name="TableCell403">
              <text:p text:style-name="P404"><text:span text:style-name="T405">„</text:span><text:span text:style-name="T406">P12</text:span><text:span text:style-name="T407">” = minimalny wydatek pompy</text:span></text:p>
            </table:table-cell>
            <table:table-cell table:style-name="TableCell408">
              <text:p text:style-name="P409">15÷100%</text:p>
              <text:p text:style-name="P410"><text:span text:style-name="T411">domyślnie<text:s/></text:span><text:span text:style-name="T412">50</text:span></text:p>
            </table:table-cell>
            <table:table-cell table:style-name="TableCell413">
              <text:p text:style-name="P414"><text:span text:style-name="T415">Parametr widoczny dla P10=1<text:s/></text:span><text:span text:style-name="T416">i P07=1</text:span></text:p>
            </table:table-cell>
          </table:table-row>
          <table:table-row table:style-name="TableRow417">
            <table:table-cell table:style-name="TableCell418">
              <text:p text:style-name="P419">13.</text:p>
            </table:table-cell>
            <table:table-cell table:style-name="TableCell420">
              <text:p text:style-name="P421"><text:span text:style-name="T422">„</text:span><text:span text:style-name="T423">P13</text:span><text:span text:style-name="T424">” = maksymalny wydatek pompy</text:span></text:p>
            </table:table-cell>
            <table:table-cell table:style-name="TableCell425">
              <text:p text:style-name="P426">25÷100%</text:p>
              <text:p text:style-name="P427"><text:span text:style-name="T428">domyślnie 100</text:span></text:p>
            </table:table-cell>
            <table:table-cell table:style-name="TableCell429">
              <text:p text:style-name="P430">Parametr widoczny dla P10=1</text:p>
            </table:table-cell>
          </table:table-row>
          <table:table-row table:style-name="TableRow431">
            <table:table-cell table:style-name="TableCell432">
              <text:p text:style-name="P433">14.</text:p>
            </table:table-cell>
            <table:table-cell table:style-name="TableCell434">
              <text:p text:style-name="P435"><text:span text:style-name="T436">„</text:span><text:span text:style-name="T437">P14</text:span><text:span text:style-name="T438">” = maksymalny wydatek pompy dla obiegu WU (obowiązuje przy<text:s/></text:span><text:span text:style-name="T439">P6</text:span><text:span text:style-name="T440">=0</text:span><text:span text:style-name="T441">)</text:span></text:p>
            </table:table-cell>
            <table:table-cell table:style-name="TableCell442">
              <text:p text:style-name="P443">25÷100%</text:p>
              <text:p text:style-name="P444">domyślnie 100</text:p>
            </table:table-cell>
            <table:table-cell table:style-name="TableCell445">
              <text:p text:style-name="P446">Parametr widoczny dla P10=1 i P6=0</text:p>
            </table:table-cell>
          </table:table-row>
          <table:table-row table:style-name="TableRow447">
            <table:table-cell table:style-name="TableCell448">
              <text:p text:style-name="P449">15.</text:p>
            </table:table-cell>
            <table:table-cell table:style-name="TableCell450">
              <text:p text:style-name="P451"><text:span text:style-name="T452">„</text:span><text:span text:style-name="T453">P15</text:span><text:span text:style-name="T454">” = parametr histerezy dla warunku wyłączenia przy pracy w obiegu WG<text:s/></text:span></text:p>
            </table:table-cell>
            <table:table-cell table:style-name="TableCell455">
              <text:p text:style-name="P456"><text:span text:style-name="T457">0÷1</text:span><text:span text:style-name="T458">5</text:span></text:p>
              <text:p text:style-name="P459">domyślnie 5</text:p>
            </table:table-cell>
            <table:table-cell table:style-name="TableCell460">
              <text:p text:style-name="P461"/>
            </table:table-cell>
          </table:table-row>
          <table:table-row table:style-name="TableRow462">
            <table:table-cell table:style-name="TableCell463">
              <text:p text:style-name="P464">16.</text:p>
            </table:table-cell>
            <table:table-cell table:style-name="TableCell465">
              <text:p text:style-name="P466"><text:span text:style-name="T467">„</text:span><text:span text:style-name="T468">P16</text:span><text:span text:style-name="T469">” = temperatura WG w trakcie grzania WU w zasobniku (obowiązuje przy<text:s/></text:span><text:span text:style-name="T470">P6</text:span><text:span text:style-name="T471">=0</text:span><text:span text:style-name="T472">)</text:span></text:p>
            </table:table-cell>
            <table:table-cell table:style-name="TableCell473">
              <text:p text:style-name="P474">70÷89</text:p>
              <text:p text:style-name="P475">domyślnie 89</text:p>
            </table:table-cell>
            <table:table-cell table:style-name="TableCell476">
              <text:p text:style-name="P477">Parametr widoczny dla P6=0</text:p>
            </table:table-cell>
          </table:table-row>
          <table:table-row table:style-name="TableRow478">
            <table:table-cell table:style-name="TableCell479">
              <text:p text:style-name="P480"><text:bookmark-start text:name="DDE_LINK1"/>17.</text:p>
            </table:table-cell>
            <table:table-cell table:style-name="TableCell481">
              <text:p text:style-name="P482"><text:span text:style-name="T483">„</text:span><text:span text:style-name="T484">P17</text:span><text:span text:style-name="T485">” = wartość przesunięcia równoległego krzywej grzania regulatora pogodowego</text:span></text:p>
            </table:table-cell>
            <table:table-cell table:style-name="TableCell486">
              <text:p text:style-name="P487">0÷20</text:p>
              <text:p text:style-name="P488">domyślnie 0</text:p>
            </table:table-cell>
            <table:table-cell table:style-name="TableCell489">
              <text:p text:style-name="P490">Parametr widoczny dla P19=1 lub P19=2</text:p>
            </table:table-cell>
          </table:table-row>
          <table:table-row table:style-name="TableRow491">
            <table:table-cell table:style-name="TableCell492">
              <text:p text:style-name="P493">18.</text:p>
            </table:table-cell>
            <table:table-cell table:style-name="TableCell494">
              <text:p text:style-name="P495"><text:span text:style-name="T496">„</text:span><text:span text:style-name="T497">P18</text:span><text:span text:style-name="T498">” = wartość graniczna temp. zasilania<text:s/></text:span></text:p>
            </table:table-cell>
            <table:table-cell table:style-name="TableCell499">
              <text:p text:style-name="P500">40÷85°C dla P08=0 lub<text:s/>35÷55°C dla P08=1</text:p>
              <text:p text:style-name="P501">domyślnie 85</text:p>
            </table:table-cell>
            <table:table-cell table:style-name="TableCell502">
              <text:p text:style-name="P503"/>
            </table:table-cell>
          </table:table-row>
          <table:table-row table:style-name="TableRow504">
            <table:table-cell table:style-name="TableCell505">
              <text:p text:style-name="P506">19.</text:p>
            </table:table-cell>
            <table:table-cell table:style-name="TableCell507">
              <text:p text:style-name="P508"><text:span text:style-name="T509">„</text:span><text:span text:style-name="T510">P19</text:span><text:span text:style-name="T511">” = tryb pracy wbudowanego regulatora pogodowego</text:span></text:p>
            </table:table-cell>
            <table:table-cell table:style-name="TableCell512">
              <text:p text:style-name="P513">0÷2<text:s/></text:p>
              <text:p text:style-name="P514">0 - wyłączony</text:p>
              <text:p text:style-name="P515">1 – praca z regulatorem pokojowym,</text:p>
              <text:p text:style-name="P516">2 – praca z regulatorem pokojowym (jak dla P19=1, ale bez możliwości zdalnej dezaktywacji regulatora pogodowego przez regulator pokojowy)</text:p>
              <text:p text:style-name="P517"/>
              <text:p text:style-name="P518"><text:span text:style-name="T519">domyślnie 1</text:span></text:p>
            </table:table-cell>
            <table:table-cell table:style-name="TableCell520">
              <text:p text:style-name="P521"/>
            </table:table-cell>
          </table:table-row>
          <table:table-row table:style-name="TableRow522">
            <table:table-cell table:style-name="TableCell523">
              <text:p text:style-name="P524">20.</text:p>
            </table:table-cell>
            <table:table-cell table:style-name="TableCell525">
              <text:p text:style-name="P526"><text:span text:style-name="T527">„</text:span><text:span text:style-name="T528">P20” =<text:s/></text:span><text:span text:style-name="T529">Wybór punktu wyłączenia i załączenia dla WU</text:span></text:p>
              <text:p text:style-name="P530"/>
            </table:table-cell>
            <table:table-cell table:style-name="TableCell531">
              <text:p text:style-name="P532">0÷1</text:p>
              <text:p text:style-name="P533">0 – Punkt wyłączenia:</text:p>
              <text:p text:style-name="P534"><text:s text:c="9"/>Temp. W.U ≥ 65 °C</text:p>
              <text:p text:style-name="P535"><text:s text:c="6"/>Punkt załączenia:<text:s/></text:p>
              <text:p text:style-name="P536"><text:span text:style-name="T537"><text:s text:c="9"/>Temp. W.U<text:s/></text:span><text:span text:style-name="T538">&lt; 64 °C</text:span></text:p>
              <text:p text:style-name="P539"/>
              <text:p text:style-name="P540">1 - Punkt wyłączenia:</text:p>
              <text:p text:style-name="P541"><text:span text:style-name="T542"><text:s text:c="9"/>Temp. W.U<text:s/></text:span><text:span text:style-name="T543">jest<text:s/></text:span><text:span text:style-name="T544">≥ nastawa W.U.+ 5°C</text:span></text:p>
              <text:soft-page-break/>
              <text:p text:style-name="P545"><text:s text:c="5"/>Punkt załączenia: <text:s/></text:p>
              <text:p text:style-name="P546"><text:span text:style-name="T547"><text:s text:c="9"/>Temp. W.U<text:s/></text:span><text:span text:style-name="T548">jest ≤</text:span><text:span text:style-name="T549"><text:s/>nastawa W.U.- 1°C</text:span></text:p>
              <text:p text:style-name="P550"><text:span text:style-name="T551">domyślnie 0</text:span></text:p>
            </table:table-cell>
            <table:table-cell table:style-name="TableCell552">
              <text:p text:style-name="P553">Parametr widoczny dla P6=3</text:p>
            </table:table-cell>
          </table:table-row>
          <table:table-row table:style-name="TableRow554">
            <table:table-cell table:style-name="TableCell555">
              <text:p text:style-name="P556">21.</text:p>
            </table:table-cell>
            <table:table-cell table:style-name="TableCell557">
              <text:p text:style-name="P558"><text:span text:style-name="T559">„</text:span><text:span text:style-name="T560">P21” =<text:s/></text:span><text:span text:style-name="T561">Wybór źródła pobudzenia: „Timer zasobnika”<text:s/></text:span></text:p>
              <text:p text:style-name="P562"/>
            </table:table-cell>
            <table:table-cell table:style-name="TableCell563">
              <text:p text:style-name="P564">0÷1</text:p>
              <text:p text:style-name="P565"/>
              <text:p text:style-name="P566">0 – z wejścia na płycie sterującej lub poleceniem z <text:s/>interfejsu LIN albo OT</text:p>
              <text:p text:style-name="P567">1 – tylko z wejścia na płycie sterującej</text:p>
              <text:p text:style-name="P568"><text:span text:style-name="T569">domyślnie 0</text:span></text:p>
            </table:table-cell>
            <table:table-cell table:style-name="TableCell570">
              <text:p text:style-name="P571">Parametr widoczny dla P6=0<text:s/></text:p>
            </table:table-cell>
          </table:table-row>
        </table:table>
        <text:p text:style-name="P572">Tab. 2. Prog<text:bookmark-end text:name="DDE_LINK1"/>ramowane parametry układu sterowania</text:p>
        <text:p text:style-name="P573"><text:tab/><text:tab/><text:tab/><text:tab/><text:tab/><text:tab/><text:tab/><text:tab/><text:tab/><text:tab/><text:tab/><text:tab/></text:p>
        <text:h text:style-name="Nagłówek2" text:outline-level="2"><text:bookmark-start text:name="_Toc284229518"/><text:bookmark-start text:name="_Toc284229732"/><text:bookmark-start text:name="_Toc290236023"/>3.2. Procedura programowania parametrów układu sterowania.<text:bookmark-end text:name="_Toc284229518"/><text:bookmark-end text:name="_Toc284229732"/><text:bookmark-end text:name="_Toc290236023"/></text:h>
        <text:p text:style-name="P574"/>
        <text:p text:style-name="P575">Procedura konfiguracji opisana została w załączniku opisującym interfejs użytkownika<text:s/>urządzenia.</text:p>
        <text:h text:style-name="P576" text:outline-level="1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Arial Unicode MS" svg:font-family="Arial Unicode MS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Kabel Ult BT" svg:font-family="Kabel Ult BT" style:font-family-generic="swiss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/>
      <style:text-properties fo:font-weight="bold" style:font-weight-asian="bold" fo:text-transform="uppercase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line-height="100%" fo:margin-left="0.4472in">
        <style:tab-stops>
          <style:tab-stop style:type="left" style:position="-0.4472in"/>
        </style:tab-stops>
      </style:paragraph-properties>
      <style:text-properties fo:font-weight="bold" style:font-weight-asian="bold" fo:font-size="11pt" style:font-size-asian="11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/>
      <style:text-properties fo:font-weight="bold" style:font-weight-asian="bold" fo:font-size="10pt" style:font-size-asian="10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margin-left="-0.0986in">
        <style:tab-stops>
          <style:tab-stop style:type="left" style:position="0.0986in"/>
        </style:tab-stops>
      </style:paragraph-properties>
      <style:text-properties fo:font-size="14pt" style:font-size-asian="14pt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text-align="center"/>
      <style:text-properties fo:font-weight="bold" style:font-weight-asian="bold" fo:font-size="14pt" style:font-size-asian="14pt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margin-bottom="0.0833in"/>
      <style:text-properties fo:font-weight="bold" style:font-weight-asian="bold" fo:font-size="18pt" style:font-size-asian="18pt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margin-bottom="0.0833in"/>
      <style:text-properties fo:font-weight="bold" style:font-weight-asian="bold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/>
      <style:text-properties fo:font-weight="bold" style:font-weight-asian="bold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text-align="center" fo:margin-bottom="0.0833in"/>
      <style:text-properties fo:font-weight="bold" style:font-weight-asian="bold" fo:hyphenate="false"/>
    </style:style>
    <style:style style:name="Normalny" style:display-name="Normalny" style:family="paragraph">
      <style:paragraph-properties fo:line-height="150%"/>
      <style:text-properties style:font-name="Arial" fo:font-size="12pt" style:font-size-asian="12pt" fo:hyphenate="false"/>
    </style:style>
    <style:style style:name="Domyślnaczcionkaakapitu" style:display-name="Domyślna czcionka akapitu" style:family="text"/>
    <style:style style:name="WW8Num2z0" style:display-name="WW8Num2z0" style:family="text">
      <style:text-properties style:font-name="Symbol"/>
    </style:style>
    <style:style style:name="WW8Num4z0" style:display-name="WW8Num4z0" style:family="text">
      <style:text-properties style:font-name="Times New Roman"/>
    </style:style>
    <style:style style:name="WW8Num5z0" style:display-name="WW8Num5z0" style:family="text">
      <style:text-properties style:font-name="Symbol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Domyślnaczcionkaakapitu2" style:display-name="Domyślna czcionka akapitu2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8Num1z0" style:display-name="WW8Num1z0" style:family="text">
      <style:text-properties style:font-name="Symbol"/>
    </style:style>
    <style:style style:name="WW8Num3z0" style:display-name="WW8Num3z0" style:family="text">
      <style:text-properties style:font-name="Symbol" style:font-name-complex="StarSymbol" fo:font-size="9pt" style:font-size-asian="9pt" style:font-size-complex="9pt"/>
    </style:style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8Num7z0" style:display-name="WW8Num7z0" style:family="text">
      <style:text-properties style:font-name="Symbol" style:font-name-complex="StarSymbol" fo:font-size="9pt" style:font-size-asian="9pt" style:font-size-complex="9pt"/>
    </style:style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WW-Absatz-Standardschriftart11111111111111" style:display-name="WW-Absatz-Standardschriftart11111111111111" style:family="text"/>
    <style:style style:name="WW-Absatz-Standardschriftart111111111111111" style:display-name="WW-Absatz-Standardschriftart111111111111111" style:family="text"/>
    <style:style style:name="WW-Absatz-Standardschriftart1111111111111111" style:display-name="WW-Absatz-Standardschriftart1111111111111111" style:family="text"/>
    <style:style style:name="WW-Absatz-Standardschriftart11111111111111111" style:display-name="WW-Absatz-Standardschriftart11111111111111111" style:family="text"/>
    <style:style style:name="WW-Absatz-Standardschriftart111111111111111111" style:display-name="WW-Absatz-Standardschriftart111111111111111111" style:family="text"/>
    <style:style style:name="WW-Absatz-Standardschriftart1111111111111111111" style:display-name="WW-Absatz-Standardschriftart1111111111111111111" style:family="text"/>
    <style:style style:name="WW-Absatz-Standardschriftart11111111111111111111" style:display-name="WW-Absatz-Standardschriftart11111111111111111111" style:family="text"/>
    <style:style style:name="WW-Absatz-Standardschriftart111111111111111111111" style:display-name="WW-Absatz-Standardschriftart111111111111111111111" style:family="text"/>
    <style:style style:name="WW-Absatz-Standardschriftart1111111111111111111111" style:display-name="WW-Absatz-Standardschriftart1111111111111111111111" style:family="text"/>
    <style:style style:name="WW-Absatz-Standardschriftart11111111111111111111111" style:display-name="WW-Absatz-Standardschriftart11111111111111111111111" style:family="text"/>
    <style:style style:name="WW-Absatz-Standardschriftart111111111111111111111111" style:display-name="WW-Absatz-Standardschriftart111111111111111111111111" style:family="text"/>
    <style:style style:name="WW-Absatz-Standardschriftart1111111111111111111111111" style:display-name="WW-Absatz-Standardschriftart1111111111111111111111111" style:family="text"/>
    <style:style style:name="WW-Absatz-Standardschriftart11111111111111111111111111" style:display-name="WW-Absatz-Standardschriftart11111111111111111111111111" style:family="text"/>
    <style:style style:name="WW-Absatz-Standardschriftart111111111111111111111111111" style:display-name="WW-Absatz-Standardschriftart111111111111111111111111111" style:family="text"/>
    <style:style style:name="WW-Absatz-Standardschriftart1111111111111111111111111111" style:display-name="WW-Absatz-Standardschriftart1111111111111111111111111111" style:family="text"/>
    <style:style style:name="WW-Absatz-Standardschriftart11111111111111111111111111111" style:display-name="WW-Absatz-Standardschriftart11111111111111111111111111111" style:family="text"/>
    <style:style style:name="WW-Absatz-Standardschriftart111111111111111111111111111111" style:display-name="WW-Absatz-Standardschriftart111111111111111111111111111111" style:family="text"/>
    <style:style style:name="WW-Absatz-Standardschriftart1111111111111111111111111111111" style:display-name="WW-Absatz-Standardschriftart1111111111111111111111111111111" style:family="text"/>
    <style:style style:name="WW-Absatz-Standardschriftart11111111111111111111111111111111" style:display-name="WW-Absatz-Standardschriftart11111111111111111111111111111111" style:family="text"/>
    <style:style style:name="WW-Absatz-Standardschriftart111111111111111111111111111111111" style:display-name="WW-Absatz-Standardschriftart111111111111111111111111111111111" style:family="text"/>
    <style:style style:name="WW-Absatz-Standardschriftart1111111111111111111111111111111111" style:display-name="WW-Absatz-Standardschriftart1111111111111111111111111111111111" style:family="text"/>
    <style:style style:name="WW-Absatz-Standardschriftart11111111111111111111111111111111111" style:display-name="WW-Absatz-Standardschriftart11111111111111111111111111111111111" style:family="text"/>
    <style:style style:name="WW-Absatz-Standardschriftart111111111111111111111111111111111111" style:display-name="WW-Absatz-Standardschriftart111111111111111111111111111111111111" style:family="text"/>
    <style:style style:name="WW-Absatz-Standardschriftart1111111111111111111111111111111111111" style:display-name="WW-Absatz-Standardschriftart1111111111111111111111111111111111111" style:family="text"/>
    <style:style style:name="WW-Absatz-Standardschriftart11111111111111111111111111111111111111" style:display-name="WW-Absatz-Standardschriftart11111111111111111111111111111111111111" style:family="text"/>
    <style:style style:name="WW-Absatz-Standardschriftart111111111111111111111111111111111111111" style:display-name="WW-Absatz-Standardschriftart111111111111111111111111111111111111111" style:family="text"/>
    <style:style style:name="WW-Absatz-Standardschriftart1111111111111111111111111111111111111111" style:display-name="WW-Absatz-Standardschriftart1111111111111111111111111111111111111111" style:family="text"/>
    <style:style style:name="WW-Absatz-Standardschriftart11111111111111111111111111111111111111111" style:display-name="WW-Absatz-Standardschriftart11111111111111111111111111111111111111111" style:family="text"/>
    <style:style style:name="WW-Absatz-Standardschriftart111111111111111111111111111111111111111111" style:display-name="WW-Absatz-Standardschriftart111111111111111111111111111111111111111111" style:family="text"/>
    <style:style style:name="WW-Absatz-Standardschriftart1111111111111111111111111111111111111111111" style:display-name="WW-Absatz-Standardschriftart1111111111111111111111111111111111111111111" style:family="text"/>
    <style:style style:name="WW-Absatz-Standardschriftart11111111111111111111111111111111111111111111" style:display-name="WW-Absatz-Standardschriftart11111111111111111111111111111111111111111111" style:family="text"/>
    <style:style style:name="WW-Absatz-Standardschriftart111111111111111111111111111111111111111111111" style:display-name="WW-Absatz-Standardschriftart111111111111111111111111111111111111111111111" style:family="text"/>
    <style:style style:name="WW-Absatz-Standardschriftart1111111111111111111111111111111111111111111111" style:display-name="WW-Absatz-Standardschriftart1111111111111111111111111111111111111111111111" style:family="text"/>
    <style:style style:name="WW-Absatz-Standardschriftart11111111111111111111111111111111111111111111111" style:display-name="WW-Absatz-Standardschriftart11111111111111111111111111111111111111111111111" style:family="text"/>
    <style:style style:name="WW-Absatz-Standardschriftart111111111111111111111111111111111111111111111111" style:display-name="WW-Absatz-Standardschriftart111111111111111111111111111111111111111111111111" style:family="text"/>
    <style:style style:name="WW-Absatz-Standardschriftart1111111111111111111111111111111111111111111111111" style:display-name="WW-Absatz-Standardschriftart1111111111111111111111111111111111111111111111111" style:family="text"/>
    <style:style style:name="WW-Absatz-Standardschriftart11111111111111111111111111111111111111111111111111" style:display-name="WW-Absatz-Standardschriftart11111111111111111111111111111111111111111111111111" style:family="text"/>
    <style:style style:name="WW-Absatz-Standardschriftart111111111111111111111111111111111111111111111111111" style:display-name="WW-Absatz-Standardschriftart111111111111111111111111111111111111111111111111111" style:family="text"/>
    <style:style style:name="WW-Absatz-Standardschriftart1111111111111111111111111111111111111111111111111111" style:display-name="WW-Absatz-Standardschriftart1111111111111111111111111111111111111111111111111111" style:family="text"/>
    <style:style style:name="WW-Absatz-Standardschriftart11111111111111111111111111111111111111111111111111111" style:display-name="WW-Absatz-Standardschriftart11111111111111111111111111111111111111111111111111111" style:family="text"/>
    <style:style style:name="WW-Absatz-Standardschriftart111111111111111111111111111111111111111111111111111111" style:display-name="WW-Absatz-Standardschriftart111111111111111111111111111111111111111111111111111111" style:family="text"/>
    <style:style style:name="WW-Absatz-Standardschriftart1111111111111111111111111111111111111111111111111111111" style:display-name="WW-Absatz-Standardschriftart1111111111111111111111111111111111111111111111111111111" style:family="text"/>
    <style:style style:name="WW8Num2z1" style:display-name="WW8Num2z1" style:family="text">
      <style:text-properties style:font-name="Courier New" style:font-name-complex="Tahoma"/>
    </style:style>
    <style:style style:name="WW8Num2z2" style:display-name="WW8Num2z2" style:family="text">
      <style:text-properties style:font-name="Wingdings"/>
    </style:style>
    <style:style style:name="WW-Absatz-Standardschriftart11111111111111111111111111111111111111111111111111111111" style:display-name="WW-Absatz-Standardschriftart11111111111111111111111111111111111111111111111111111111" style:family="text"/>
    <style:style style:name="WW-Absatz-Standardschriftart111111111111111111111111111111111111111111111111111111111" style:display-name="WW-Absatz-Standardschriftart111111111111111111111111111111111111111111111111111111111" style:family="text"/>
    <style:style style:name="WW-Absatz-Standardschriftart1111111111111111111111111111111111111111111111111111111111" style:display-name="WW-Absatz-Standardschriftart1111111111111111111111111111111111111111111111111111111111" style:family="text"/>
    <style:style style:name="WW-Absatz-Standardschriftart11111111111111111111111111111111111111111111111111111111111" style:display-name="WW-Absatz-Standardschriftart11111111111111111111111111111111111111111111111111111111111" style:family="text"/>
    <style:style style:name="WW-Absatz-Standardschriftart111111111111111111111111111111111111111111111111111111111111" style:display-name="WW-Absatz-Standardschriftart111111111111111111111111111111111111111111111111111111111111" style:family="text"/>
    <style:style style:name="WW-Absatz-Standardschriftart1111111111111111111111111111111111111111111111111111111111111" style:display-name="WW-Absatz-Standardschriftart1111111111111111111111111111111111111111111111111111111111111" style:family="text"/>
    <style:style style:name="WW-Absatz-Standardschriftart11111111111111111111111111111111111111111111111111111111111111" style:display-name="WW-Absatz-Standardschriftart11111111111111111111111111111111111111111111111111111111111111" style:family="text"/>
    <style:style style:name="WW-Absatz-Standardschriftart111111111111111111111111111111111111111111111111111111111111111" style:display-name="WW-Absatz-Standardschriftart111111111111111111111111111111111111111111111111111111111111111" style:family="text"/>
    <style:style style:name="WW-Absatz-Standardschriftart1111111111111111111111111111111111111111111111111111111111111111" style:display-name="WW-Absatz-Standardschriftart1111111111111111111111111111111111111111111111111111111111111111" style:family="text"/>
    <style:style style:name="WW-Absatz-Standardschriftart11111111111111111111111111111111111111111111111111111111111111111" style:display-name="WW-Absatz-Standardschriftart11111111111111111111111111111111111111111111111111111111111111111" style:family="text"/>
    <style:style style:name="WW-Absatz-Standardschriftart111111111111111111111111111111111111111111111111111111111111111111" style:display-name="WW-Absatz-Standardschriftart111111111111111111111111111111111111111111111111111111111111111111" style:family="text"/>
    <style:style style:name="WW-Absatz-Standardschriftart1111111111111111111111111111111111111111111111111111111111111111111" style:display-name="WW-Absatz-Standardschriftart1111111111111111111111111111111111111111111111111111111111111111111" style:family="text"/>
    <style:style style:name="WW-Absatz-Standardschriftart11111111111111111111111111111111111111111111111111111111111111111111" style:display-name="WW-Absatz-Standardschriftart11111111111111111111111111111111111111111111111111111111111111111111" style:family="text"/>
    <style:style style:name="WW8Num1z1" style:display-name="WW8Num1z1" style:family="text">
      <style:text-properties style:font-name="Courier New" style:font-name-complex="Tahoma"/>
    </style:style>
    <style:style style:name="WW8Num1z2" style:display-name="WW8Num1z2" style:family="text">
      <style:text-properties style:font-name="Wingdings"/>
    </style:style>
    <style:style style:name="WW8Num12z0" style:display-name="WW8Num12z0" style:family="text">
      <style:text-properties style:font-name="Symbol"/>
    </style:style>
    <style:style style:name="WW8Num12z1" style:display-name="WW8Num12z1" style:family="text">
      <style:text-properties style:font-name="Courier New" style:font-name-complex="Tahoma"/>
    </style:style>
    <style:style style:name="WW8Num12z2" style:display-name="WW8Num12z2" style:family="text">
      <style:text-properties style:font-name="Wingdings"/>
    </style:style>
    <style:style style:name="WW8Num13z0" style:display-name="WW8Num13z0" style:family="text">
      <style:text-properties style:font-name="Symbol"/>
    </style:style>
    <style:style style:name="WW8Num13z1" style:display-name="WW8Num13z1" style:family="text">
      <style:text-properties style:font-name="Courier New" style:font-name-complex="Tahoma"/>
    </style:style>
    <style:style style:name="WW8Num13z2" style:display-name="WW8Num13z2" style:family="text">
      <style:text-properties style:font-name="Wingdings"/>
    </style:style>
    <style:style style:name="WW8Num17z0" style:display-name="WW8Num17z0" style:family="text">
      <style:text-properties style:font-name="Symbol"/>
    </style:style>
    <style:style style:name="WW8Num17z1" style:display-name="WW8Num17z1" style:family="text">
      <style:text-properties style:font-name="Courier New" style:font-name-complex="Tahoma"/>
    </style:style>
    <style:style style:name="WW8Num17z2" style:display-name="WW8Num17z2" style:family="text">
      <style:text-properties style:font-name="Wingdings"/>
    </style:style>
    <style:style style:name="WW8Num20z0" style:display-name="WW8Num20z0" style:family="text">
      <style:text-properties style:font-name="Symbol"/>
    </style:style>
    <style:style style:name="WW8Num20z1" style:display-name="WW8Num20z1" style:family="text">
      <style:text-properties style:font-name="Courier New" style:font-name-complex="Tahoma"/>
    </style:style>
    <style:style style:name="WW8Num20z2" style:display-name="WW8Num20z2" style:family="text">
      <style:text-properties style:font-name="Wingdings"/>
    </style:style>
    <style:style style:name="WW8Num22z0" style:display-name="WW8Num22z0" style:family="text">
      <style:text-properties style:font-name="Symbol"/>
    </style:style>
    <style:style style:name="WW8Num24z0" style:display-name="WW8Num24z0" style:family="text">
      <style:text-properties style:font-name="Symbol"/>
    </style:style>
    <style:style style:name="WW8Num26z0" style:display-name="WW8Num26z0" style:family="text">
      <style:text-properties style:font-name="Symbol"/>
    </style:style>
    <style:style style:name="WW8Num26z1" style:display-name="WW8Num26z1" style:family="text">
      <style:text-properties style:font-name="Courier New" style:font-name-complex="Tahoma"/>
    </style:style>
    <style:style style:name="WW8Num26z2" style:display-name="WW8Num26z2" style:family="text">
      <style:text-properties style:font-name="Wingdings"/>
    </style:style>
    <style:style style:name="WW8Num27z0" style:display-name="WW8Num27z0" style:family="text">
      <style:text-properties style:font-name="Symbol"/>
    </style:style>
    <style:style style:name="WW8Num27z1" style:display-name="WW8Num27z1" style:family="text">
      <style:text-properties style:font-name="Courier New" style:font-name-complex="Tahoma"/>
    </style:style>
    <style:style style:name="WW8Num27z2" style:display-name="WW8Num27z2" style:family="text">
      <style:text-properties style:font-name="Wingdings"/>
    </style:style>
    <style:style style:name="WW8Num30z0" style:display-name="WW8Num30z0" style:family="text">
      <style:text-properties style:font-name="Symbol"/>
    </style:style>
    <style:style style:name="WW8Num30z1" style:display-name="WW8Num30z1" style:family="text">
      <style:text-properties style:font-name="Courier New" style:font-name-complex="Tahoma"/>
    </style:style>
    <style:style style:name="WW8Num30z2" style:display-name="WW8Num30z2" style:family="text">
      <style:text-properties style:font-name="Wingdings"/>
    </style:style>
    <style:style style:name="WW8Num31z0" style:display-name="WW8Num31z0" style:family="text">
      <style:text-properties style:font-name="Symbol"/>
    </style:style>
    <style:style style:name="WW8Num31z1" style:display-name="WW8Num31z1" style:family="text">
      <style:text-properties style:font-name="Courier New" style:font-name-complex="Tahoma"/>
    </style:style>
    <style:style style:name="WW8Num31z2" style:display-name="WW8Num31z2" style:family="text">
      <style:text-properties style:font-name="Wingdings"/>
    </style:style>
    <style:style style:name="WW8Num32z0" style:display-name="WW8Num32z0" style:family="text">
      <style:text-properties style:font-name="Symbol"/>
    </style:style>
    <style:style style:name="WW8Num32z1" style:display-name="WW8Num32z1" style:family="text">
      <style:text-properties style:font-name="Courier New" style:font-name-complex="Tahoma"/>
    </style:style>
    <style:style style:name="WW8Num32z2" style:display-name="WW8Num32z2" style:family="text">
      <style:text-properties style:font-name="Wingdings"/>
    </style:style>
    <style:style style:name="WW8Num33z0" style:display-name="WW8Num33z0" style:family="text">
      <style:text-properties style:font-name="Symbol"/>
    </style:style>
    <style:style style:name="WW8Num34z0" style:display-name="WW8Num34z0" style:family="text">
      <style:text-properties style:font-name="Symbol"/>
    </style:style>
    <style:style style:name="WW8Num34z1" style:display-name="WW8Num34z1" style:family="text">
      <style:text-properties style:font-name="Courier New" style:font-name-complex="Tahoma"/>
    </style:style>
    <style:style style:name="WW8Num34z2" style:display-name="WW8Num34z2" style:family="text">
      <style:text-properties style:font-name="Wingdings"/>
    </style:style>
    <style:style style:name="WW8Num35z0" style:display-name="WW8Num35z0" style:family="text">
      <style:text-properties style:font-name="Symbol"/>
    </style:style>
    <style:style style:name="WW8Num35z1" style:display-name="WW8Num35z1" style:family="text">
      <style:text-properties style:font-name="Courier New" style:font-name-complex="Tahoma"/>
    </style:style>
    <style:style style:name="WW8Num35z2" style:display-name="WW8Num35z2" style:family="text">
      <style:text-properties style:font-name="Wingdings"/>
    </style:style>
    <style:style style:name="Domyślnaczcionkaakapitu1" style:display-name="Domyślna czcionka akapitu1" style:family="text"/>
    <style:style style:name="Odsyłaczdokomentarza" style:display-name="Odsyłacz do komentarza" style:family="text" style:parent-style-name="Domyślnaczcionkaakapitu1">
      <style:text-properties fo:font-size="8pt" style:font-size-asian="8pt"/>
    </style:style>
    <style:style style:name="Znakiprzypisówdolnych" style:display-name="Znaki przypisów dolnych" style:family="text" style:parent-style-name="Domyślnaczcionkaakapitu1">
      <style:text-properties style:text-position="super 65%"/>
    </style:style>
    <style:style style:name="Numerstrony" style:display-name="Numer strony" style:family="text" style:parent-style-name="Domyślnaczcionkaakapitu1"/>
    <style:style style:name="Znakinumeracji" style:display-name="Znaki numeracji" style:family="text"/>
    <style:style style:name="Symbolewypunktowania" style:display-name="Symbole wypunktowania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Nagłówek20" style:display-name="Nagłówek2" style:family="paragraph" style:parent-style-name="Normalny" style:next-style-name="Tekstpodstawowy">
      <style:paragraph-properties fo:keep-with-next="always" fo:margin-top="0.1666in" fo:margin-bottom="0.0833in"/>
      <style:text-properties style:font-name-asian="Arial Unicode MS" style:font-name-complex="Tahoma" fo:font-size="14pt" style:font-size-asian="14pt" style:font-size-complex="14pt" fo:hyphenate="false"/>
    </style:style>
    <style:style style:name="Tekstpodstawowy" style:display-name="Tekst podstawowy" style:family="paragraph" style:parent-style-name="Normalny">
      <style:text-properties fo:hyphenate="false"/>
    </style:style>
    <style:style style:name="Lista" style:display-name="Lista" style:family="paragraph" style:parent-style-name="Tekstpodstawowy">
      <style:text-properties style:font-name-complex="Tahoma" fo:hyphenate="false"/>
    </style:style>
    <style:style style:name="Podpis2" style:display-name="Podpis2" style:family="paragraph" style:parent-style-name="Normalny">
      <style:paragraph-properties text:number-lines="false" fo:margin-top="0.0833in" fo:margin-bottom="0.0833in"/>
      <style:text-properties style:font-name-complex="Tahoma" fo:font-style="italic" style:font-style-asian="italic" style:font-style-complex="italic" style:font-size-complex="12pt" fo:hyphenate="false"/>
    </style:style>
    <style:style style:name="Indeks" style:display-name="Indeks" style:family="paragraph" style:parent-style-name="Normalny">
      <style:paragraph-properties text:number-lines="false"/>
      <style:text-properties style:font-name-complex="Tahoma" fo:hyphenate="false"/>
    </style:style>
    <style:style style:name="Nagłówek10" style:display-name="Nagłówek1" style:family="paragraph" style:parent-style-name="Normalny" style:next-style-name="Tekstpodstawowy">
      <style:paragraph-properties fo:keep-with-next="always" fo:margin-top="0.1666in" fo:margin-bottom="0.0833in"/>
      <style:text-properties style:font-name-asian="Lucida Sans Unicode" style:font-name-complex="Tahoma" fo:font-size="14pt" style:font-size-asian="14pt" style:font-size-complex="14pt" fo:hyphenate="false"/>
    </style:style>
    <style:style style:name="Podpis1" style:display-name="Podpis1" style:family="paragraph" style:parent-style-name="Normalny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0pt" style:font-size-asian="10pt" fo:hyphenate="false"/>
    </style:style>
    <style:style style:name="Tekstkomentarza1" style:display-name="Tekst komentarza1" style:family="paragraph" style:parent-style-name="Normalny">
      <style:text-properties fo:hyphenate="false"/>
    </style:style>
    <style:style style:name="Tekstprzypisudolnego" style:display-name="Tekst przypisu dolnego" style:family="paragraph" style:parent-style-name="Normalny">
      <style:text-properties fo:hyphenate="false"/>
    </style:style>
    <style:style style:name="Nagłówek" style:display-name="Nagłówek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" style:display-name="Stopka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landokumentu1" style:display-name="Plan dokumentu1" style:family="paragraph" style:parent-style-name="Normalny">
      <style:paragraph-properties fo:background-color="#000080"/>
      <style:text-properties style:font-name="Tahoma" fo:hyphenate="false"/>
    </style:style>
    <style:style style:name="Tekstpodstawowywcięty" style:display-name="Tekst podstawowy wcięty" style:family="paragraph" style:parent-style-name="Normalny">
      <style:paragraph-properties fo:margin-left="0.4923in" fo:text-indent="-0.4923in">
        <style:tab-stops/>
      </style:paragraph-properties>
      <style:text-properties fo:hyphenate="false"/>
    </style:style>
    <style:style style:name="Tekstpodstawowy21" style:display-name="Tekst podstawowy 21" style:family="paragraph" style:parent-style-name="Normalny">
      <style:text-properties fo:font-weight="bold" style:font-weight-asian="bold" fo:hyphenate="false"/>
    </style:style>
    <style:style style:name="Tekstpodstawowy22" style:display-name="Tekst podstawowy 22" style:family="paragraph" style:parent-style-name="Normalny">
      <style:paragraph-properties fo:widows="0" fo:orphans="0" fo:text-indent="0.118in"/>
      <style:text-properties fo:hyphenate="false"/>
    </style:style>
    <style:style style:name="Tekstpodstawowywcięty21" style:display-name="Tekst podstawowy wcięty 21" style:family="paragraph" style:parent-style-name="Normalny">
      <style:paragraph-properties fo:margin-left="0.2958in">
        <style:tab-stops/>
      </style:paragraph-properties>
      <style:text-properties fo:hyphenate="false"/>
    </style:style>
    <style:style style:name="Tekstpodstawowy31" style:display-name="Tekst podstawowy 31" style:family="paragraph" style:parent-style-name="Normalny">
      <style:paragraph-properties fo:margin-bottom="0.0833in"/>
      <style:text-properties fo:color="#0000FF" fo:hyphenate="false"/>
    </style:style>
    <style:style style:name="Tekstpodstawowywcięty31" style:display-name="Tekst podstawowy wcięty 31" style:family="paragraph" style:parent-style-name="Normalny">
      <style:paragraph-properties fo:margin-bottom="0.0833in" fo:margin-left="1.475in">
        <style:tab-stops/>
      </style:paragraph-properties>
      <style:text-properties fo:font-weight="bold" style:font-weight-asian="bold" fo:hyphenate="false"/>
    </style:style>
    <style:style style:name="procedura" style:display-name="procedura" style:family="paragraph" style:parent-style-name="Normalny">
      <style:paragraph-properties fo:margin-bottom="0.0833in"/>
      <style:text-properties style:font-name="Courier New" fo:letter-spacing="-0.0138in" fo:hyphenate="false"/>
    </style:style>
    <style:style style:name="Tabela" style:display-name="Tabela" style:family="paragraph" style:parent-style-name="Normalny">
      <style:paragraph-properties fo:text-align="justify" fo:line-height="100%" fo:margin-left="0.4881in">
        <style:tab-stops/>
      </style:paragraph-properties>
      <style:text-properties fo:font-size="10pt" style:font-size-asian="10pt" fo:hyphenate="false"/>
    </style:style>
    <style:style style:name="Spistreści1" style:display-name="Spis treści 1" style:family="paragraph">
      <style:paragraph-properties fo:margin-top="0.0833in" fo:margin-bottom="0.0833in" fo:line-height="150%"/>
      <style:text-properties style:font-name="Calibri" fo:font-weight="bold" style:font-weight-asian="bold" style:font-weight-complex="bold" fo:text-transform="uppercase" fo:hyphenate="false"/>
    </style:style>
    <style:style style:name="Spistreści2" style:display-name="Spis treści 2" style:family="paragraph" style:parent-style-name="Normalny" style:next-style-name="Normalny">
      <style:paragraph-properties fo:margin-left="0.1666in">
        <style:tab-stops/>
      </style:paragraph-properties>
      <style:text-properties style:font-name="Calibri" fo:font-variant="small-caps" fo:font-size="10pt" style:font-size-asian="10pt" fo:hyphenate="false"/>
    </style:style>
    <style:style style:name="Spistreści3" style:display-name="Spis treści 3" style:family="paragraph" style:parent-style-name="Normalny" style:next-style-name="Normalny">
      <style:paragraph-properties fo:margin-left="0.3333in">
        <style:tab-stops/>
      </style:paragraph-properties>
      <style:text-properties style:font-name="Calibri" fo:font-style="italic" style:font-style-asian="italic" style:font-style-complex="italic" fo:font-size="10pt" style:font-size-asian="10pt" fo:hyphenate="false"/>
    </style:style>
    <style:style style:name="Spistreści4" style:display-name="Spis treści 4" style:family="paragraph" style:parent-style-name="Normalny" style:next-style-name="Normalny">
      <style:paragraph-properties fo:margin-left="0.5in">
        <style:tab-stops/>
      </style:paragraph-properties>
      <style:text-properties style:font-name="Calibri" fo:font-size="9pt" style:font-size-asian="9pt" style:font-size-complex="9pt" fo:hyphenate="false"/>
    </style:style>
    <style:style style:name="Spistreści5" style:display-name="Spis treści 5" style:family="paragraph" style:parent-style-name="Normalny" style:next-style-name="Normalny">
      <style:paragraph-properties fo:margin-left="0.6666in">
        <style:tab-stops/>
      </style:paragraph-properties>
      <style:text-properties style:font-name="Calibri" fo:font-size="9pt" style:font-size-asian="9pt" style:font-size-complex="9pt" fo:hyphenate="false"/>
    </style:style>
    <style:style style:name="Spistreści6" style:display-name="Spis treści 6" style:family="paragraph" style:parent-style-name="Normalny" style:next-style-name="Normalny">
      <style:paragraph-properties fo:margin-left="0.8333in">
        <style:tab-stops/>
      </style:paragraph-properties>
      <style:text-properties style:font-name="Calibri" fo:font-size="9pt" style:font-size-asian="9pt" style:font-size-complex="9pt" fo:hyphenate="false"/>
    </style:style>
    <style:style style:name="Spistreści7" style:display-name="Spis treści 7" style:family="paragraph" style:parent-style-name="Normalny" style:next-style-name="Normalny">
      <style:paragraph-properties fo:margin-left="1in">
        <style:tab-stops/>
      </style:paragraph-properties>
      <style:text-properties style:font-name="Calibri" fo:font-size="9pt" style:font-size-asian="9pt" style:font-size-complex="9pt" fo:hyphenate="false"/>
    </style:style>
    <style:style style:name="Spistreści8" style:display-name="Spis treści 8" style:family="paragraph" style:parent-style-name="Normalny" style:next-style-name="Normalny">
      <style:paragraph-properties fo:margin-left="1.1666in">
        <style:tab-stops/>
      </style:paragraph-properties>
      <style:text-properties style:font-name="Calibri" fo:font-size="9pt" style:font-size-asian="9pt" style:font-size-complex="9pt" fo:hyphenate="false"/>
    </style:style>
    <style:style style:name="Spistreści9" style:display-name="Spis treści 9" style:family="paragraph" style:parent-style-name="Normalny" style:next-style-name="Normalny">
      <style:paragraph-properties fo:margin-left="1.3333in">
        <style:tab-stops/>
      </style:paragraph-properties>
      <style:text-properties style:font-name="Calibri" fo:font-size="9pt" style:font-size-asian="9pt" style:font-size-complex="9pt" fo:hyphenate="false"/>
    </style:style>
    <style:style style:name="Spisilustracji1" style:display-name="Spis ilustracji1" style:family="paragraph" style:parent-style-name="Normalny" style:next-style-name="Normalny">
      <style:paragraph-properties fo:margin-left="0.3333in" fo:text-indent="-0.3333in">
        <style:tab-stops/>
      </style:paragraph-properties>
      <style:text-properties fo:hyphenate="false"/>
    </style:style>
    <style:style style:name="Podpispodobiektem" style:display-name="Podpis pod obiektem" style:family="paragraph" style:parent-style-name="Normalny" style:next-style-name="Normalny">
      <style:paragraph-properties fo:keep-with-next="always" fo:text-align="center" fo:margin-top="0.0833in" fo:margin-bottom="0.0833in" fo:line-height="100%"/>
      <style:text-properties fo:font-size="10pt" style:font-size-asian="10pt" fo:hyphenate="false"/>
    </style:style>
    <style:style style:name="Podpis" style:display-name="Podpis" style:family="paragraph" style:parent-style-name="Tabela" style:next-style-name="Normalny">
      <style:paragraph-properties fo:text-align="center" fo:margin-left="0.9847in">
        <style:tab-stops/>
      </style:paragraph-properties>
      <style:text-properties fo:hyphenate="false"/>
    </style:style>
    <style:style style:name="Zawartośćtabeli" style:display-name="Zawartość tabeli" style:family="paragraph" style:parent-style-name="Normalny">
      <style:paragraph-properties text:number-lines="false"/>
      <style:text-properties fo:hyphenate="false"/>
    </style:style>
    <style:style style:name="Nagłówektabeli" style:display-name="Nagłówek tabeli" style:family="paragraph" style:parent-style-name="Zawartośćtabeli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Spistreści10" style:display-name="Spis treści 10" style:family="paragraph" style:parent-style-name="Indeks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Zawartośćramki" style:display-name="Zawartość ramki" style:family="paragraph" style:parent-style-name="Tekstpodstawowy">
      <style:text-properties fo:hyphenate="false"/>
    </style:style>
    <style:style style:name="Nagłówekspisutreści" style:display-name="Nagłówek spisu treści" style:family="paragraph" style:parent-style-name="Nagłówek10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Nagłówek100" style:display-name="Nagłówek 10" style:family="paragraph" style:parent-style-name="Nagłówek10" style:next-style-name="Tekstpodstawowy">
      <style:text-properties fo:font-weight="bold" style:font-weight-asian="bold" style:font-weight-complex="bold" fo:font-size="10.5pt" style:font-size-asian="10.5pt" style:font-size-complex="10.5pt" fo:hyphenate="false"/>
    </style:style>
    <style:style style:name="Tekstdymka" style:display-name="Tekst dymka" style:family="paragraph" style:parent-style-name="Normalny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text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</text:outline-style>
    <style:style style:name="WW_CharLFO2LVL1" style:family="text">
      <style:text-properties style:font-name="Times New Roman"/>
    </style:style>
    <style:style style:name="WW_CharLFO4LVL1" style:family="text">
      <style:text-properties style:font-name="Symbol"/>
    </style:style>
    <style:style style:name="WW_CharLFO4LVL2" style:family="text">
      <style:text-properties style:font-name="Symbol"/>
    </style:style>
    <style:style style:name="WW_CharLFO4LVL3" style:family="text">
      <style:text-properties style:font-name="Symbol"/>
    </style:style>
    <style:style style:name="WW_CharLFO4LVL4" style:family="text">
      <style:text-properties style:font-name="Symbol"/>
    </style:style>
    <style:style style:name="WW_CharLFO4LVL5" style:family="text">
      <style:text-properties style:font-name="Symbol"/>
    </style:style>
    <style:style style:name="WW_CharLFO4LVL6" style:family="text">
      <style:text-properties style:font-name="Symbol"/>
    </style:style>
    <style:style style:name="WW_CharLFO4LVL7" style:family="text">
      <style:text-properties style:font-name="Symbol"/>
    </style:style>
    <style:style style:name="WW_CharLFO4LVL8" style:family="text">
      <style:text-properties style:font-name="Symbol"/>
    </style:style>
    <style:style style:name="WW_CharLFO4LVL9" style:family="text">
      <style:text-properties style:font-name="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Symbol"/>
    </style:style>
    <style:style style:name="WW_CharLFO5LVL3" style:family="text">
      <style:text-properties style:font-name="Symbol"/>
    </style:style>
    <style:style style:name="WW_CharLFO5LVL4" style:family="text">
      <style:text-properties style:font-name="Symbol"/>
    </style:style>
    <style:style style:name="WW_CharLFO5LVL5" style:family="text">
      <style:text-properties style:font-name="Symbol"/>
    </style:style>
    <style:style style:name="WW_CharLFO5LVL6" style:family="text">
      <style:text-properties style:font-name="Symbol"/>
    </style:style>
    <style:style style:name="WW_CharLFO5LVL7" style:family="text">
      <style:text-properties style:font-name="Symbol"/>
    </style:style>
    <style:style style:name="WW_CharLFO5LVL8" style:family="text">
      <style:text-properties style:font-name="Symbol"/>
    </style:style>
    <style:style style:name="WW_CharLFO5LVL9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5208in" text:min-label-width="0.25in" text:list-level-position-and-space-mode="label-alignment">
          <style:list-level-label-alignment text:label-followed-by="listtab" fo:margin-left="0.7708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6041in" text:min-label-width="0.25in" text:list-level-position-and-space-mode="label-alignment">
          <style:list-level-label-alignment text:label-followed-by="listtab" fo:margin-left="2.8541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125in" text:min-label-width="0.25in" text:list-level-position-and-space-mode="label-alignment">
          <style:list-level-label-alignment text:label-followed-by="listtab" fo:margin-left="3.37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6458in" text:min-label-width="0.25in" text:list-level-position-and-space-mode="label-alignment">
          <style:list-level-label-alignment text:label-followed-by="listtab" fo:margin-left="3.8958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1666in" text:min-label-width="0.25in" text:list-level-position-and-space-mode="label-alignment">
          <style:list-level-label-alignment text:label-followed-by="listtab" fo:margin-left="4.4166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4916in" fo:margin-left="0.7479in" fo:margin-bottom="0.5909in" fo:margin-right="0.47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93in"/>
      </style:header-style>
      <style:footer-style>
        <style:header-footer-properties style:dynamic-spacing="true" fo:min-height="0.3881in"/>
      </style:footer-style>
    </style:page-layout>
    <style:style style:name="P10" style:parent-style-name="Nagłówek" style:family="paragraph">
      <style:paragraph-properties fo:text-align="center"/>
    </style:style>
    <style:style style:name="P11" style:parent-style-name="Stopka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10">SzWT-04/2011 wyd.<text:s/>XI</text:p>
      </style:header>
      <style:footer>
        <text:p text:style-name="P11">Str.<text:s/><text:page-number text:fixed="false">4</text:page-number>/<text:page-count style:num-format="1"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     </dc:title>
    <dc:subject/>
    <meta:initial-creator>Grażyna Wojaczek</meta:initial-creator>
    <dc:creator>Sławomir Wierzbicki</dc:creator>
    <meta:creation-date>2019-11-06T12:57:00Z</meta:creation-date>
    <dc:date>2019-11-06T12:57:00Z</dc:date>
    <meta:print-date>2019-11-06T12:57:00Z</meta:print-date>
    <meta:template xlink:href="Normal" xlink:type="simple"/>
    <meta:editing-cycles>2</meta:editing-cycles>
    <meta:editing-duration>PT0S</meta:editing-duration>
    <meta:document-statistic meta:page-count="5" meta:paragraph-count="13" meta:word-count="976" meta:character-count="6825" meta:row-count="48" meta:non-whitespace-character-count="5862"/>
  </office:meta>
</office:document-meta>
</file>